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3370000019AED0853E7A8DD7F4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4.5pt"/>
    </style:style>
    <style:style style:name="co2" style:family="table-column">
      <style:table-column-properties fo:break-before="auto" style:column-width="609.76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395.26pt"/>
    </style:style>
    <style:style style:name="co5" style:family="table-column">
      <style:table-column-properties fo:break-before="auto" style:column-width="607.49pt"/>
    </style:style>
    <style:style style:name="co6" style:family="table-column">
      <style:table-column-properties fo:break-before="auto" style:column-width="606.76pt"/>
    </style:style>
    <style:style style:name="co7" style:family="table-column">
      <style:table-column-properties fo:break-before="auto" style:column-width="60.01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396.74pt"/>
    </style:style>
    <style:style style:name="co10" style:family="table-column">
      <style:table-column-properties fo:break-before="auto" style:column-width="603.75pt"/>
    </style:style>
    <style:style style:name="co11" style:family="table-column">
      <style:table-column-properties fo:break-before="auto" style:column-width="63.75pt"/>
    </style:style>
    <style:style style:name="co12" style:family="table-column">
      <style:table-column-properties fo:break-before="auto" style:column-width="255.74pt"/>
    </style:style>
    <style:style style:name="co13" style:family="table-column">
      <style:table-column-properties fo:break-before="auto" style:column-width="503.26pt"/>
    </style:style>
    <style:style style:name="co14" style:family="table-column">
      <style:table-column-properties fo:break-before="auto" style:column-width="65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28.46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1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55.45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34.89pt" fo:break-before="auto" style:use-optimal-row-height="false"/>
    </style:style>
    <style:style style:name="ro10" style:family="table-row">
      <style:table-row-properties style:row-height="68.66pt" fo:break-before="auto" style:use-optimal-row-height="true"/>
    </style:style>
    <style:style style:name="ro11" style:family="table-row">
      <style:table-row-properties style:row-height="29.99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style:text-position="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13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9" style:family="table-cell" style:parent-style-name="Default" style:data-style-name="N0">
      <style:table-cell-properties fo:wrap-option="wrap"/>
      <style:text-properties style:text-position=""/>
    </style:style>
    <style:style style:name="ce14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1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69" style:family="table-cell" style:parent-style-name="Default" style:data-style-name="N0">
      <style:text-properties style:text-position=""/>
    </style:style>
    <style:style style:name="ce71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73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78" style:family="table-cell" style:parent-style-name="Default" style:data-style-name="N0">
      <style:table-cell-properties fo:wrap-option="wrap"/>
      <style:text-properties style:text-position=""/>
    </style:style>
    <style:style style:name="ce82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85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  <style:text-properties style:text-position=""/>
    </style:style>
    <style:style style:name="ce8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8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88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8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style:text-position=""/>
    </style:style>
    <style:style style:name="ce9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91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  <style:text-properties style:text-position=""/>
    </style:style>
    <style:style style:name="ce9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  <style:text-properties style:text-position="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  <style:text-properties style:text-position="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2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text-position=""/>
    </style:style>
    <style:style style:name="ce27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text-position=""/>
    </style:style>
    <style:style style:name="ce28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2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text-position=""/>
    </style:style>
    <style:style style:name="ce30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text-position=""/>
    </style:style>
    <style:style style:name="ce47" style:family="table-cell" style:parent-style-name="Default" style:data-style-name="N0">
      <style:text-properties style:text-position=""/>
    </style:style>
    <style:style style:name="ce51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text-position="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  <style:text-properties style:text-position=""/>
    </style:style>
    <style:style style:name="ce54" style:family="table-cell" style:parent-style-name="Default" style:data-style-name="N0">
      <style:table-cell-properties fo:wrap-option="wrap"/>
      <style:text-properties style:text-position=""/>
    </style:style>
    <style:style style:name="ce5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5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  <style:text-properties style:text-position=""/>
    </style:style>
    <style:style style:name="ce5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  <style:text-properties style:text-position=""/>
    </style:style>
    <style:style style:name="ce58" style:family="table-cell" style:parent-style-name="Default" style:data-style-name="N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59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60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  <style:text-properties style:text-position=""/>
    </style:style>
    <style:style style:name="ce76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7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  <style:text-properties style:text-position=""/>
    </style:style>
    <style:style style:name="ce3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  <style:text-properties style:text-position="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35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3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1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  <style:text-properties style:text-position=""/>
    </style:style>
    <style:style style:name="ce22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  <style:text-properties style:text-position=""/>
    </style:style>
    <style:style style:name="ce37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  <style:text-properties style:text-position=""/>
    </style:style>
    <style:style style:name="ce38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  <style:text-properties style:text-position=""/>
    </style:style>
    <style:style style:name="ce39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  <style:text-properties style:text-position=""/>
    </style:style>
    <style:style style:name="ce40" style:family="table-cell" style:parent-style-name="Default" style:data-style-name="N0">
      <style:table-cell-properties fo:border-bottom="none" fo:wrap-option="wrap" fo:border-left="none" fo:border-right="0.06pt solid #000000" fo:border-top="none"/>
      <style:text-properties style:text-position=""/>
    </style:style>
    <style:style style:name="ce41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position="" style:text-underline-style="none"/>
    </style:style>
    <style:style style:name="ce42" style:family="table-cell" style:parent-style-name="Default" style:data-style-name="N0">
      <style:table-cell-properties style:vertical-align="middle"/>
      <style:text-properties style:text-position=""/>
    </style:style>
    <style:style style:name="ce8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/>
    <style:style style:name="ce9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9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justify"/>
    </style:style>
    <style:style style:name="ce96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</style:style>
    <style:style style:name="ce9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justify"/>
    </style:style>
    <style:style style:name="ce99" style:family="table-cell" style:parent-style-name="Default" style:data-style-name="N0">
      <style:table-cell-properties fo:wrap-option="wrap"/>
    </style:style>
    <style:style style:name="ce100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justify"/>
    </style:style>
    <style:style style:name="ce10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justify"/>
    </style:style>
    <style:style style:name="ce10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justify"/>
    </style:style>
    <style:style style:name="ce103" style:family="table-cell" style:parent-style-name="Default" style:data-style-name="N0">
      <style:table-cell-properties fo:border-bottom="none" fo:wrap-option="wrap" fo:border-left="0.06pt solid #000000" fo:border-right="0.06pt solid #000000" fo:border-top="none"/>
    </style:style>
    <style:style style:name="ce104" style:family="table-cell" style:parent-style-name="Default" style:data-style-name="N0">
      <style:table-cell-properties fo:wrap-option="wrap" style:vertical-align="middle"/>
    </style:style>
    <style:style style:name="ce105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middle"/>
    </style:style>
    <style:style style:name="ce10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/>
    </style:style>
    <style:style style:name="ce10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0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</style:style>
    <style:style style:name="ce109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pt"/>
    </style:style>
    <style:style style:name="ce11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11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112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middle"/>
    </style:style>
    <style:style style:name="ce11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14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1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6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117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</style:style>
    <style:style style:name="ce118" style:family="table-cell" style:parent-style-name="Default" style:data-style-name="N0">
      <style:table-cell-properties fo:wrap-option="wrap" style:vertical-align="automatic"/>
    </style:style>
    <style:style style:name="ce11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</style:style>
    <style:style style:name="ce120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</style:style>
    <style:style style:name="ce121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justify"/>
    </style:style>
    <style:style style:name="ce12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justify"/>
    </style:style>
    <style:style style:name="ce123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middle"/>
    </style:style>
    <style:style style:name="ce124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25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26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27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middle"/>
    </style:style>
    <style:style style:name="ce128" style:family="table-cell" style:parent-style-name="Default" style:data-style-name="N0">
      <style:table-cell-properties fo:border-bottom="none" fo:wrap-option="wrap" fo:border-left="none" fo:border-right="0.06pt solid #000000" fo:border-top="none" style:vertical-align="middle"/>
    </style:style>
    <style:style style:name="ce129" style:family="table-cell" style:parent-style-name="Default" style:data-style-name="N0">
      <style:table-cell-properties fo:border-bottom="none" fo:background-color="transparent" fo:wrap-option="wrap" fo:border-left="none" fo:border-right="0.06pt solid #000000" fo:border-top="none" style:vertical-align="middle"/>
    </style:style>
    <style:style style:name="ce130" style:family="table-cell" style:parent-style-name="Default" style:data-style-name="N0">
      <style:table-cell-properties fo:border-bottom="none" fo:wrap-option="wrap" fo:border-left="none" fo:border-right="0.06pt solid #000000" fo:border-top="none"/>
    </style:style>
    <style:style style:name="ce131" style:family="table-cell" style:parent-style-name="Excel_20_Built-in_20_Hyperlink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start" fo:margin-left="0pt"/>
      <style:text-properties fo:color="#000000" style:text-underline-style="none"/>
    </style:style>
    <style:style style:name="ce132" style:family="table-cell" style:parent-style-name="Default" style:data-style-name="N0">
      <style:table-cell-properties style:vertical-align="middle"/>
    </style:style>
    <style:style style:name="ce133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fo:border-top="none" style:vertical-align="automatic"/>
      <style:paragraph-properties fo:text-align="justify"/>
    </style:style>
    <style:style style:name="gr1" style:family="graphic">
      <style:graphic-properties draw:stroke="none" draw:fill="none" draw:luminance="0%" draw:contrast="0%" fo:clip="rect(0pt, 0pt, 0pt, 0pt)" draw:image-opacity="100%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3333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5" style:family="text">
      <style:text-properties fo:color="#00206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6" style:family="text"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ff3333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3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15" style:family="text">
      <style:text-properties fo:color="#00206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6" style:family="text">
      <style:text-properties fo:color="#00b05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\r</text:p>
          </table:table-cell>
          <table:table-cell table:style-name="ce4" office:value-type="string" calcext:value-type="string">
            <text:p>Carriage return → To print and then bring the cursor back to the beginning of the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define &lt;NAME_MACRO&gt; &lt;value_macro&gt;</text:p>
          </table:table-cell>
          <table:table-cell table:style-name="ce4" office:value-type="string" calcext:value-type="string">
            <text:p>To define a macro → use capital letters for the nam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include &lt;string.h&gt;</text:p>
          </table:table-cell>
          <table:table-cell table:style-name="ce5" office:value-type="string" calcext:value-type="string">
            <text:p>Needed to work with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f(&amp;char)</text:p>
          </table:table-cell>
          <table:table-cell table:style-name="ce5" office:value-type="string" calcext:value-type="string">
            <text:p>To convert a char array to a doub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i(&amp;char)</text:p>
          </table:table-cell>
          <table:table-cell table:style-name="ce5" office:value-type="string" calcext:value-type="string">
            <text:p>To convert a char array to an integ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ol(&amp;char)</text:p>
          </table:table-cell>
          <table:table-cell table:style-name="ce5" office:value-type="string" calcext:value-type="string">
            <text:p>To convert a char array to an unsigned lo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</text:p>
          </table:table-cell>
          <table:table-cell table:style-name="ce5" office:value-type="string" calcext:value-type="string">
            <text:p>It can store values from -126 to 12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] = “content”</text:p>
          </table:table-cell>
          <table:table-cell table:style-name="ce5" office:value-type="string" calcext:value-type="string">
            <text:p>To initialize a vector of char (string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ar str[length]</text:p>
          </table:table-cell>
          <table:table-cell table:style-name="ce5" office:value-type="string" calcext:value-type="string">
            <text:p>To allocate memory for a vector of &lt;length&gt; cha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xit(1)</text:p>
          </table:table-cell>
          <table:table-cell table:style-name="ce5" office:value-type="string" calcext:value-type="string">
            <text:p>To exit a function and throw an err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close(&lt;pointer-to-file&gt;)</text:p>
          </table:table-cell>
          <table:table-cell table:style-name="ce5" office:value-type="string" calcext:value-type="string">
            <text:p>To close a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flush(stdout)</text:p>
          </table:table-cell>
          <table:table-cell table:style-name="ce4" office:value-type="string" calcext:value-type="string">
            <text:p>In combination with <text:span text:style-name="T1">\r</text:span>, print and then bring the cursor back to the beginning of the lin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Variable type → pointer type returned by <text:span text:style-name="T1">fopen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pen → fp = fopen(filename,”w”)</text:p>
          </table:table-cell>
          <table:table-cell table:style-name="ce5" office:value-type="string" calcext:value-type="string">
            <text:p>To open a file in write mode → it returns a pointer to a FI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printf(&lt;destination&gt;,&lt;string&gt;,&lt;values&gt;)</text:p>
          </table:table-cell>
          <table:table-cell table:style-name="ce5" office:value-type="string" calcext:value-type="string">
            <text:p>To print on a destination (ex: stderr or a pointer to FILE), values needed to resolve symbols in the str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 main(int argc, char ** argv), int main(int argc, char *argv[])</text:p>
          </table:table-cell>
          <table:table-cell table:style-name="ce5" office:value-type="string" calcext:value-type="string">
            <text:p>main intest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LL</text:p>
          </table:table-cell>
          <table:table-cell table:style-name="ce5" office:value-type="string" calcext:value-type="string">
            <text:p>Null pointer → after having tried to open a file, check that the pointer is not NU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tf(“content”,values)</text:p>
          </table:table-cell>
          <table:table-cell table:style-name="ce5" office:value-type="string" calcext:value-type="string">
            <text:p>To print on scree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undf(&lt;float&gt;)</text:p>
          </table:table-cell>
          <table:table-cell table:style-name="ce5" office:value-type="string" calcext:value-type="string">
            <text:p>To round a 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of(array)</text:p>
          </table:table-cell>
          <table:table-cell table:style-name="ce4" office:value-type="string" calcext:value-type="string">
            <text:p>To get the dimension of a (static) arr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intf(str,”string”,values)</text:p>
          </table:table-cell>
          <table:table-cell table:style-name="ce5" office:value-type="string" calcext:value-type="string">
            <text:p>To write “content” to a string with certain values → Ex: sprintf(str, ”%u”, numbe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at(str,content)</text:p>
          </table:table-cell>
          <table:table-cell table:style-name="ce5" office:value-type="string" calcext:value-type="string">
            <text:p>To append the string content to the string str → content can be a “ “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rcpy(str1,str2)</text:p>
          </table:table-cell>
          <table:table-cell table:style-name="ce5" office:value-type="string" calcext:value-type="string">
            <text:p>To copy str2 into str1 → This is useful to initialize a string with another string → <text:span text:style-name="T2">No copy constructor in C for arrays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ypedef &lt;old_type&gt; &lt;new_type&gt;</text:p>
          </table:table-cell>
          <table:table-cell table:style-name="ce5" office:value-type="string" calcext:value-type="string">
            <text:p>To declare a new type (i.e. rename an already existing typ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def enum {false, true} bool</text:p>
          </table:table-cell>
          <table:table-cell table:style-name="ce4" office:value-type="string" calcext:value-type="string">
            <text:p>To declare a boolean type → <text:span text:style-name="T2">No built-in bool in C!!!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r = &lt;condition&gt; ? value1 : value2</text:p>
          </table:table-cell>
          <table:table-cell table:style-name="ce5" office:value-type="string" calcext:value-type="string">
            <text:p>If &lt;condition&gt; is true, assign value1 to var, otherwise assign value2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EPFL" table:style-name="ta1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A, --account</text:p>
          </table:table-cell>
          <table:table-cell table:style-name="ce10" office:value-type="string" calcext:value-type="string">
            <text:p>To specify the account to use → For us: phpc2016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c, --cpus-per-task</text:p>
          </table:table-cell>
          <table:table-cell table:style-name="ce10" office:value-type="string" calcext:value-type="string">
            <text:p>To specify the number of cpus per process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nodes</text:p>
          </table:table-cell>
          <table:table-cell table:style-name="ce10" office:value-type="string" calcext:value-type="string">
            <text:p>To specify the number of nodes to use (only for sbatch and salloc) → It can be used as option also for <text:span text:style-name="T1">srun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n, --tasks</text:p>
          </table:table-cell>
          <table:table-cell table:style-name="ce10" office:value-type="string" calcext:value-type="string">
            <text:p>To specify the number of tasks (MPI)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p, --partition</text:p>
          </table:table-cell>
          <table:table-cell table:style-name="ce10" office:value-type="string" calcext:value-type="string">
            <text:p>To specify the partition to us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R, --reservation</text:p>
          </table:table-cell>
          <table:table-cell table:style-name="ce10" office:value-type="string" calcext:value-type="string">
            <text:p>To specify which reservation to use → For us: reservation name phpc2016 on deneb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t, --time</text:p>
          </table:table-cell>
          <table:table-cell table:style-name="ce10" office:value-type="string" calcext:value-type="string">
            <text:p>To specify the maximum wall time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-u, --user</text:p>
          </table:table-cell>
          <table:table-cell table:style-name="ce10" office:value-type="string" calcext:value-type="string">
            <text:p>To specify the user (useful for <text:span text:style-name="T1">squeue</text:span>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–mem</text:p>
          </table:table-cell>
          <table:table-cell table:style-name="ce12" office:value-type="string" calcext:value-type="string">
            <text:p>To specify the quantity of memory per node requested (only for sbatch and salloc)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–ntasks-per-node</text:p>
          </table:table-cell>
          <table:table-cell table:style-name="ce10" office:value-type="string" calcext:value-type="string">
            <text:p>To specify the number of tasks per node (only for sbatch and salloc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.run</text:p>
          </table:table-cell>
          <table:table-cell table:style-name="ce13" office:value-type="string" calcext:value-type="string">
            <text:p>Extension of the shell script for submitting a job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(SLURM) #SBATCH</text:p>
          </table:table-cell>
          <table:table-cell table:style-name="ce12" office:value-type="string" calcext:value-type="string">
            <text:p>To put before each command in a shell scrip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$1</text:p>
          </table:table-cell>
          <table:table-cell table:style-name="ce13" office:value-type="string" calcext:value-type="string">
            <text:p>It is the first argument in input → Ex: sbatch driver.run 128 → 128 is the result of $1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exit, Ctrl-d</text:p>
          </table:table-cell>
          <table:table-cell table:style-name="ce13" office:value-type="string" calcext:value-type="string">
            <text:p>To exit the allocatio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alloc</text:p>
          </table:table-cell>
          <table:table-cell table:style-name="ce10" office:value-type="string" calcext:value-type="string">
            <text:p>To allocate resourc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(SLURM) salloc -–reservation=phpc2016gpu -–partition=gpu -–qos=gpu –-nodes 1 –-gres gpu:1</text:p>
          </table:table-cell>
          <table:table-cell table:style-name="ce12" office:value-type="string" calcext:value-type="string">
            <text:p>To allocate a node for GPU programming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batch</text:p>
          </table:table-cell>
          <table:table-cell table:style-name="ce10" office:value-type="string" calcext:value-type="string">
            <text:p>To submit a job to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cancel &lt;jobid&gt;</text:p>
          </table:table-cell>
          <table:table-cell table:style-name="ce13" office:value-type="string" calcext:value-type="string">
            <text:p>To remove a job from the queu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info</text:p>
          </table:table-cell>
          <table:table-cell table:style-name="ce10" office:value-type="string" calcext:value-type="string">
            <text:p>To get the list of partition (useful for <text:span text:style-name="T1">-p,--partition</text:span>)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lurm-&lt;jobid&gt;.out</text:p>
          </table:table-cell>
          <table:table-cell table:style-name="ce13" office:value-type="string" calcext:value-type="string">
            <text:p>Output file given by SLURM once the code has finished to run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(SLURM) squeue</text:p>
          </table:table-cell>
          <table:table-cell table:style-name="ce10" office:value-type="string" calcext:value-type="string">
            <text:p>To visualize the state of the queu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(SLURM) srun &lt;hostname&gt;</text:p>
          </table:table-cell>
          <table:table-cell table:style-name="ce13" office:value-type="string" calcext:value-type="string">
            <text:p>To run a job in parallel → <text:span text:style-name="T2">Use it to run MPI!!!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#!/bin/bash</text:p>
          </table:table-cell>
          <table:table-cell table:style-name="ce13" office:value-type="string" calcext:value-type="string">
            <text:p>To make a file a shell script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aries, bellatrix, castor, deneb1, deneb2</text:p>
          </table:table-cell>
          <table:table-cell table:style-name="ce10" office:value-type="string" calcext:value-type="string">
            <text:p>Front nodes of the cluster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gcc –-version</text:p>
          </table:table-cell>
          <table:table-cell table:style-name="ce10" office:value-type="string" calcext:value-type="string">
            <text:p>To know the version of the current (loaded) GNU compiler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icc -–version</text:p>
          </table:table-cell>
          <table:table-cell table:style-name="ce10" office:value-type="string" calcext:value-type="string">
            <text:p>To know the version of the current (loaded) Intel compiler → it should be faster on machines having Intel processors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avail</text:p>
          </table:table-cell>
          <table:table-cell table:style-name="ce10" office:value-type="string" calcext:value-type="string">
            <text:p>Mostra i moduli disponibil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keyword &lt;chiave&gt;</text:p>
          </table:table-cell>
          <table:table-cell table:style-name="ce10" office:value-type="string" calcext:value-type="string">
            <text:p>Cerca i nomi dei moduli in cui compaia la parola chiav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ist</text:p>
          </table:table-cell>
          <table:table-cell table:style-name="ce10" office:value-type="string" calcext:value-type="string">
            <text:p>Mostra i moduli caricati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module load &lt;nome_modulo&gt;</text:p>
          </table:table-cell>
          <table:table-cell table:style-name="ce10" office:value-type="string" calcext:value-type="string">
            <text:p>Consente di caricare un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purge</text:p>
          </table:table-cell>
          <table:table-cell table:style-name="ce10" office:value-type="string" calcext:value-type="string">
            <text:p>To unload all the modules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odule spider &lt;nome_modulo&gt;</text:p>
          </table:table-cell>
          <table:table-cell table:style-name="ce11" office:value-type="string" calcext:value-type="string">
            <text:p>Per avere informazioni su come caricare il modulo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odule unload &lt;module&gt;</text:p>
          </table:table-cell>
          <table:table-cell table:style-name="ce10" office:value-type="string" calcext:value-type="string">
            <text:p>To unload a modul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local_path&gt; &lt;username&gt;@&lt;remote&gt;:&lt;remote_path&gt;</text:p>
          </table:table-cell>
          <table:table-cell table:style-name="ce10" office:value-type="string" calcext:value-type="string">
            <text:p>To copy files from the local to the remote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cp &lt;username&gt;@&lt;remote&gt;:&lt;remote_path&gt; &lt;local_path&gt;</text:p>
          </table:table-cell>
          <table:table-cell table:style-name="ce10" office:value-type="string" calcext:value-type="string">
            <text:p>To copy files from the remote to the local machine → the command has to be run on the LOCAL machine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-l &lt;username&gt; 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cube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&lt;node&gt;</text:p>
          </table:table-cell>
          <table:table-cell table:style-name="ce12" office:value-type="string" calcext:value-type="string">
            <text:p>To access a node once you have allocated it with <text:span text:style-name="T1">salloc</text:span>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ssh &lt;username&gt;@&lt;hostname&gt;</text:p>
          </table:table-cell>
          <table:table-cell table:style-name="ce10" office:value-type="string" calcext:value-type="string">
            <text:p>To connect to a remote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copy-id &lt;username&gt;@&lt;hostname&gt;</text:p>
          </table:table-cell>
          <table:table-cell table:style-name="ce10" office:value-type="string" calcext:value-type="string">
            <text:p>To add the public key to the authorized keys of the remote machine → the command has to be run on the LOCAL machine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ssh-keygen -t rsa</text:p>
          </table:table-cell>
          <table:table-cell table:style-name="ce10" office:value-type="string" calcext:value-type="string">
            <text:p>To generate a pair on private and public keys on the local machine → the command has to be run on the LOCAL machine</text:p>
          </table:table-cell>
          <table:table-cell table:number-columns-repeated="1022"/>
        </table:table-row>
        <table:table-row table:style-name="ro1" table:number-rows-repeated="7">
          <table:table-cell table:style-name="ce3" table:number-columns-repeated="2"/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-PoliMi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c</text:p>
          </table:table-cell>
          <table:table-cell table:style-name="ce15" office:value-type="string" calcext:value-type="string">
            <text:p>Per uscire --&gt; Se non si ha salvato, viene chiesta conferm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f</text:p>
          </table:table-cell>
          <table:table-cell table:style-name="ce15" office:value-type="string" calcext:value-type="string">
            <text:p>Per aprire un nuovo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s</text:p>
          </table:table-cell>
          <table:table-cell table:style-name="ce15" office:value-type="string" calcext:value-type="string">
            <text:p>Per salvar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C-w</text:p>
          </table:table-cell>
          <table:table-cell table:style-name="ce15" office:value-type="string" calcext:value-type="string">
            <text:p>Salva con nom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d</text:p>
          </table:table-cell>
          <table:table-cell table:style-name="ce15" office:value-type="string" calcext:value-type="string">
            <text:p>Per aprire una cartel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C-x i</text:p>
          </table:table-cell>
          <table:table-cell table:style-name="ce15" office:value-type="string" calcext:value-type="string">
            <text:p>Per inserire un fil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(emacs) emacs -nw &lt;nome_file&gt;</text:p>
          </table:table-cell>
          <table:table-cell table:style-name="ce15" office:value-type="string" calcext:value-type="string">
            <text:p>Per aprire un file con emacs senza interfaccia grafica --&gt; <text:span text:style-name="T3">Importante:</text:span> essendo l'interfaccia grafica pesante, sulle macchine del dipartimento è meglio non uitlizzarl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(emacs) rm \#*</text:p>
          </table:table-cell>
          <table:table-cell table:style-name="ce15" office:value-type="string" calcext:value-type="string">
            <text:p>Per eliminare i buffers di emacs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j oe</text:p>
          </table:table-cell>
          <table:table-cell table:style-name="ce15" office:value-type="string" calcext:value-type="string">
            <text:p>Stream da salvare (stdout e/o stderr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l nodes=&lt;numero_nodi&gt;:ppn=&lt;numero_cpu&gt;</text:p>
          </table:table-cell>
          <table:table-cell table:style-name="ce15" office:value-type="string" calcext:value-type="string">
            <text:p>Per settare il numero di nodi e cpu richies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l walltime = &lt;ore&gt;:&lt;minuti&gt;:&lt;secondi&gt;</text:p>
          </table:table-cell>
          <table:table-cell table:style-name="ce15" office:value-type="string" calcext:value-type="string">
            <text:p>Tempo previsto, allo scadere del tempo indicato il processo viene ucciso in automatico --&gt; <text:span text:style-name="T1">Nota:</text:span> job scheduler dà priorità ai processi che richiedono meno tempo e risors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#PBS -m abe <text:s text:c="109"/>#PBS -M &lt;indirizzo_email&gt;</text:p>
          </table:table-cell>
          <table:table-cell table:style-name="ce15" office:value-type="string" calcext:value-type="string">
            <text:p>Per ricevere le notiche via email --&gt; <text:span text:style-name="T1">Nota:</text:span> non sempre funzio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N &lt;nome_job&gt;</text:p>
          </table:table-cell>
          <table:table-cell table:style-name="ce15" office:value-type="string" calcext:value-type="string">
            <text:p>Nome da dare a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q &lt;nome_cluster&gt;</text:p>
          </table:table-cell>
          <table:table-cell table:style-name="ce15" office:value-type="string" calcext:value-type="string">
            <text:p>Per scegliere la coda --&gt; nome_cluster = cerbero, idra, Gigat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PBS -S /bin/bash</text:p>
          </table:table-cell>
          <table:table-cell table:style-name="ce15" office:value-type="string" calcext:value-type="string">
            <text:p>Nome della shell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at id_rsa.pub &gt;&gt; authorized_keys</text:p>
          </table:table-cell>
          <table:table-cell table:style-name="ce15" office:value-type="string" calcext:value-type="string">
            <text:p>All'interno della cartella .ssh di tosca, permette di aggiungere la chiave pubblica della VM alle chiavi autorizzate da tosca --&gt; Così non è necessario inserire la password di tosca ogni volta che le inviamo qualcosa da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exit</text:p>
          </table:table-cell>
          <table:table-cell table:style-name="ce15" office:value-type="string" calcext:value-type="string">
            <text:p>Per eseguire il logout da qualsiasi macchin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hpcview</text:p>
          </table:table-cell>
          <table:table-cell table:style-name="ce15" office:value-type="string" calcext:value-type="string">
            <text:p>Per vedere lo stato di occupazione delle macchine del dipartiment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NODEFILE</text:p>
          </table:table-cell>
          <table:table-cell table:style-name="ce15" office:value-type="string" calcext:value-type="string">
            <text:p>Variabile che contiene il numero del no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HOST</text:p>
          </table:table-cell>
          <table:table-cell table:style-name="ce15" office:value-type="string" calcext:value-type="string">
            <text:p>Variabile che contiene il nome dell'host --&gt; Macchina da cui eseguo il job?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BS_O_WORKDIR</text:p>
          </table:table-cell>
          <table:table-cell table:style-name="ce15" office:value-type="string" calcext:value-type="string">
            <text:p>Variabile che contiene il percorso alla cartella in cui viene lanciato il job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del &lt;job_ID&gt;</text:p>
          </table:table-cell>
          <table:table-cell table:style-name="ce15" office:value-type="string" calcext:value-type="string">
            <text:p>Per cancellare un job dalla que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qstat</text:p>
          </table:table-cell>
          <table:table-cell table:style-name="ce15" office:value-type="string" calcext:value-type="string">
            <text:p>Per vedere lo stato della coda sulla macchina in cui ci troviam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-rp &lt;nome_cartella&gt; par13@tosca.mate.polimi.it:.</text:p>
          </table:table-cell>
          <table:table-cell table:style-name="ce15" office:value-type="string" calcext:value-type="string">
            <text:p>Per inviare una cartella alla home di tosca --&gt; Nota: essendoci un unico disco, tutti i file sono visibili anche da mox33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cp &lt;nome_file1&gt; &lt;nome_file2&gt; ... par13@tosca.mate.polimi.it:.</text:p>
          </table:table-cell>
          <table:table-cell table:style-name="ce15" office:value-type="string" calcext:value-type="string">
            <text:p>Per inviare un file alla home di tosca --&gt; <text:span text:style-name="T1">Nota:</text:span> essendoci un unico disco, tutti i file sono visibili anche da mox33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mox33</text:p>
          </table:table-cell>
          <table:table-cell table:style-name="ce15" office:value-type="string" calcext:value-type="string">
            <text:p>Per connettersi a mox33 --&gt; <text:span text:style-name="T1">Nota:</text:span> è necessario prima loggarsi in tosca, anche se volessi cambiare macchina devo sempre passare da tosca (vedi <text:span text:style-name="T1">tosca</text:span> e <text:span text:style-name="T1">exit</text:span>) --&gt; Su mox33 possiamo compilare ed eseguire, sia seriale che parallel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ssh -CY tosca.mate.polimi.it -l par13</text:p>
          </table:table-cell>
          <table:table-cell table:style-name="ce15" office:value-type="string" calcext:value-type="string">
            <text:p>Per accedere a tosca --&gt; <text:span text:style-name="T3">Importante:</text:span> da tosca non si può compilare o eseguire, serve solo per accedere alle altre macchine del dipartimento (per noi: mox33) --&gt; -C = i file vengono inviati in formato compresso, -Y = per attivare l'interfaccia grafica anche su tosc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ssh-keygen</text:p>
          </table:table-cell>
          <table:table-cell table:style-name="ce15" office:value-type="string" calcext:value-type="string">
            <text:p>Per generare una chiave pubblica ed una privata nella cartella .ssh nella V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top</text:p>
          </table:table-cell>
          <table:table-cell table:style-name="ce15" office:value-type="string" calcext:value-type="string">
            <text:p>Per sapere chi sta usando la macchina su cui siamo (per noi: mox33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yppasswd</text:p>
          </table:table-cell>
          <table:table-cell table:style-name="ce15" office:value-type="string" calcext:value-type="string">
            <text:p>Per cambiare la password su tosca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ilazione" table:style-name="ta2">
        <table:table-column table:style-name="co8" table:default-cell-style-name="ce69"/>
        <table:table-column table:style-name="co6" table:default-cell-style-name="ce69"/>
        <table:table-column table:style-name="co7" table:number-columns-repeated="1021" table:default-cell-style-name="ce69"/>
        <table:table-column table:style-name="co3" table:default-cell-style-name="ce69"/>
        <table:table-row table:style-name="ro2">
          <table:table-cell table:style-name="ce73" office:value-type="string" calcext:value-type="string">
            <text:p>Istruzione</text:p>
          </table:table-cell>
          <table:table-cell table:style-name="ce73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85" office:value-type="string" calcext:value-type="string">
            <text:p><text:s/>-DNDEBUG</text:p>
          </table:table-cell>
          <table:table-cell table:style-name="ce90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15">
          <table:table-cell table:style-name="ce86" office:value-type="string" calcext:value-type="string">
            <text:p><text:s/>-dynamic</text:p>
          </table:table-cell>
          <table:table-cell table:style-name="ce91" office:value-type="string" calcext:value-type="string">
            <text:p>Opzione per il linker per specificare che vogliamo linkare contro una versione dinamica della libreria --&gt; <text:span text:style-name="T9">Nota</text:span>: potremmo anche decidere di usare una libreria statica ed una dinamica (vedi <text:span text:style-name="T9">static</text:span>) → Es: g++ -o main main.o -shared -llib1 -static -llib2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argument-noalias</text:p>
          </table:table-cell>
          <table:table-cell table:style-name="ce86" office:value-type="string" calcext:value-type="string">
            <text:p>Diciamo al compiler che non stiamo eseguendo aliasing --&gt; gli è consentito ottimizzare maggiormente il codic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argument-noalias-global</text:p>
          </table:table-cell>
          <table:table-cell table:style-name="ce86" office:value-type="string" calcext:value-type="string">
            <text:p>Diciamo al compiler che non stiamo eseguendo aliasing con le variabili globali --&gt; gli è consentito ottimizzare maggiormente il codic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fast-math</text:p>
          </table:table-cell>
          <table:table-cell table:style-name="ce86" office:value-type="string" calcext:value-type="string">
            <text:p>Velocizza le operazioni matematiche</text:p>
          </table:table-cell>
          <table:table-cell table:number-columns-repeated="1022"/>
        </table:table-row>
        <table:table-row table:style-name="ro5">
          <table:table-cell table:style-name="ce82" office:value-type="string" calcext:value-type="string">
            <text:p><text:s/>-fopenmp</text:p>
          </table:table-cell>
          <table:table-cell table:style-name="ce91" office:value-type="string" calcext:value-type="string">
            <text:p>Per compilare openmp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PIC, -fpic</text:p>
          </table:table-cell>
          <table:table-cell table:style-name="ce86" office:value-type="string" calcext:value-type="string">
            <text:p>Opzione da aggiungere in fase di compilazione per creare un file oggetto da inserire in una shared library --&gt; pic = position independent code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<text:s/>-ftree-vectorize</text:p>
          </table:table-cell>
          <table:table-cell table:style-name="ce82" office:value-type="string" calcext:value-type="string">
            <text:p>To enable vectorization → Better to use in combination with <text:span text:style-name="T9">-O3</text:span>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unroll-all-loops</text:p>
          </table:table-cell>
          <table:table-cell table:style-name="ce86" office:value-type="string" calcext:value-type="string">
            <text:p>Cerchiamo di "srotolare" tutti i cicli for --&gt; ATTENZIONE: non è detto si riesca ad andare più veloci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funroll-loops</text:p>
          </table:table-cell>
          <table:table-cell table:style-name="ce86" office:value-type="string" calcext:value-type="string">
            <text:p>"Srotoliamo" i cicli for la cui dimensione è nota al compile time (è costant expression) --&gt; ottimizzazion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g</text:p>
          </table:table-cell>
          <table:table-cell table:style-name="ce86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L&lt;library_directory&gt;</text:p>
          </table:table-cell>
          <table:table-cell table:style-name="ce86" office:value-type="string" calcext:value-type="string">
            <text:p>Comunichiamo al linker la cartella in cui trovare le librerie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l&lt;library_name&gt;</text:p>
          </table:table-cell>
          <table:table-cell table:style-name="ce86" office:value-type="string" calcext:value-type="string">
            <text:p>Comunichiamo al linker la libreria necessaria (è una elle minuscola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march=[core2|athlo64-sse|amdfam10 …]</text:p>
          </table:table-cell>
          <table:table-cell table:style-name="ce86" office:value-type="string" calcext:value-type="string">
            <text:p>Compiliamo per una specifica CPU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mfpmath=[387|sse …]</text:p>
          </table:table-cell>
          <table:table-cell table:style-name="ce86" office:value-type="string" calcext:value-type="string">
            <text:p>Utilizziamo un'aritmetica floating point adatta per una certa unità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msse, -msse2, -msse4</text:p>
          </table:table-cell>
          <table:table-cell table:style-name="ce86" office:value-type="string" calcext:value-type="string">
            <text:p>Attiviamo le estensioni SSE (vectorization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O0, -O1, -O2, -O3</text:p>
          </table:table-cell>
          <table:table-cell table:style-name="ce86" office:value-type="string" calcext:value-type="string">
            <text:p>Opzioni per l'ottimizzazione (0 = assente, 3 = massima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Ofast</text:p>
          </table:table-cell>
          <table:table-cell table:style-name="ce86" office:value-type="string" calcext:value-type="string">
            <text:p>Attiva delle ottimizzazioni che ignorano gli standard più rigidi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<text:s/>-pedantic</text:p>
          </table:table-cell>
          <table:table-cell table:style-name="ce82" office:value-type="string" calcext:value-type="string">
            <text:p>To activate warnings about programming style (maybe not so useful, “just for pedants”)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shared</text:p>
          </table:table-cell>
          <table:table-cell table:style-name="ce86" office:value-type="string" calcext:value-type="string">
            <text:p>Opzione per il linker per specificare che vogliamo creare una shared library</text:p>
          </table:table-cell>
          <table:table-cell table:number-columns-repeated="1022"/>
        </table:table-row>
        <table:table-row table:style-name="ro15">
          <table:table-cell table:style-name="ce86" office:value-type="string" calcext:value-type="string">
            <text:p><text:s/>-static</text:p>
          </table:table-cell>
          <table:table-cell table:style-name="ce86" office:value-type="string" calcext:value-type="string">
            <text:p>Opzione per il linker: se trova sia una static che una shared library che corrispondono al linker name passatogli (con -l), il linker dà precedenza alla shared library, se vogliamo essere sicuri che linki la libreria statica aggiungiamo questa opzione in fase di compilazion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/>-Winline</text:p>
          </table:table-cell>
          <table:table-cell table:style-name="ce71" office:value-type="string" calcext:value-type="string">
            <text:p>Warns if a function that has been declared as inline cannot be inlined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Wl, -soname, &lt;soname&gt;</text:p>
          </table:table-cell>
          <table:table-cell table:style-name="ce86" office:value-type="string" calcext:value-type="string">
            <text:p>Opzione per il linker per specificare il soname di una shared library --&gt; ci serve quando stiamo creando una shared library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-Wl,-rpath=&lt;nome_directory&gt;</text:p>
          </table:table-cell>
          <table:table-cell table:style-name="ce86" office:value-type="string" calcext:value-type="string">
            <text:p>Opzione per specificare al loader una cartella di ricerca non contenuta all'interno dela cammino di ricerca</text:p>
          </table:table-cell>
          <table:table-cell table:number-columns-repeated="1022"/>
        </table:table-row>
        <table:table-row table:style-name="ro5">
          <table:table-cell table:style-name="ce86" office:value-type="string" calcext:value-type="string">
            <text:p><text:s/>ldconfig -n &lt;nome_directory&gt;</text:p>
          </table:table-cell>
          <table:table-cell table:style-name="ce86" office:value-type="string" calcext:value-type="string">
            <text:p>Per aggiungere temporaneamente una cartella al percorso di ricerca del loader --&gt; temporaneamente significa fino al successivo riavvio del pc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/etc/ld.so.conf</text:p>
          </table:table-cell>
          <table:table-cell table:style-name="ce86" office:value-type="string" calcext:value-type="string">
            <text:p>Se vogliamo aggiungere una cartella al cammino di ricerca del loader in modo permanente, possiamo aggiungere il percorso alla cartella a questo file --&gt; dopo lanciare <text:span text:style-name="T9">ldconfig</text:span>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/etc/ld.so.conf.d/</text:p>
          </table:table-cell>
          <table:table-cell table:style-name="ce86" office:value-type="string" calcext:value-type="string">
            <text:p>Se vogliamo aggiungere una cartella al cammino di ricerca del loader in modo permanente, possiamo aggiungere un conf file in questa cartella --&gt; dopo lanciare <text:span text:style-name="T9">ldconfig</text:span>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ar -r -s lib&lt;nome_libreria&gt;.a &lt;lista_object_files&gt;</text:p>
          </table:table-cell>
          <table:table-cell table:style-name="ce91" office:value-type="string" calcext:value-type="string">
            <text:p>Per creare una libreria statica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ar -rv lib&lt;nome_libreria&gt;.a file1.o file2.o … // ranlib lib&lt;nome_libreria&gt;.a</text:p>
          </table:table-cell>
          <table:table-cell table:style-name="ce91" office:value-type="string" calcext:value-type="string">
            <text:p>Creare una libreria statica (ranlib non è così necessario, serve per accelerare l’accesso agli oggetti contenuti nella libreria) --&gt; in Unix, una libreria statica è un archivio di file oggetto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ar -t lib&lt;nome_libreria&gt;.a</text:p>
          </table:table-cell>
          <table:table-cell table:style-name="ce91" office:value-type="string" calcext:value-type="string">
            <text:p>Per sapere i file oggetto contenuti in una libreria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clang++ -std=c++11 -I. --analyze ./file.cpp</text:p>
          </table:table-cell>
          <table:table-cell table:style-name="ce86" office:value-type="string" calcext:value-type="string">
            <text:p>In questo caso non compiliamo (non creiamo un file oggetto) ma consentiamo a clang di analizzare il codice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cpp &lt;file.cpp&gt;, g++ -E &lt;file.cpp&gt;</text:p>
          </table:table-cell>
          <table:table-cell table:style-name="ce82" office:value-type="string" calcext:value-type="string">
            <text:p>To call only the preprocesso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cppcheck --enable=all file.cpp</text:p>
          </table:table-cell>
          <table:table-cell table:style-name="ce86" office:value-type="string" calcext:value-type="string">
            <text:p>Chiamiamo cppcheck su file.cpp --&gt; cppcheck è uno static analyzer, scova gli errori che solitamente non vengono segnalati dal compile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g++ -fPIC -c &lt;nome_file.cpp&gt;</text:p>
          </table:table-cell>
          <table:table-cell table:style-name="ce86" office:value-type="string" calcext:value-type="string">
            <text:p>Prototipo di chiamata al compiler per creare un file oggetto da inserire in una shared library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g++ -shared -Wl, -soname, &lt;soname&gt; -o &lt;real_name&gt; &lt;file_oggetto1&gt; &lt;file_oggetto2&gt; …</text:p>
          </table:table-cell>
          <table:table-cell table:style-name="ce86" office:value-type="string" calcext:value-type="string">
            <text:p>Prototipo di chiamata al linker per costruire una shared library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g++ -v</text:p>
          </table:table-cell>
          <table:table-cell table:style-name="ce86" office:value-type="string" calcext:value-type="string">
            <text:p>Dà informazioni sul compiler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gcc [options] [source files] [object files] [-Ldir] [-llibname] [-o outfile]</text:p>
          </table:table-cell>
          <table:table-cell table:style-name="ce82" office:value-type="string" calcext:value-type="string">
            <text:p>Syntax for the GNU C compiler → The order is important!!!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LD_LIBRARY_PATH+=:dir1:dir2</text:p>
          </table:table-cell>
          <table:table-cell table:style-name="ce86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ldconfig</text:p>
          </table:table-cell>
          <table:table-cell table:style-name="ce86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ldd &lt;nome_eseguibile&gt;</text:p>
          </table:table-cell>
          <table:table-cell table:style-name="ce86" office:value-type="string" calcext:value-type="string">
            <text:p>Restituisce tutte le shared library utilizzate dall'eseguibile --&gt; In genere, fornisce i soname e (eventualmente) quello a cui puntano</text:p>
          </table:table-cell>
          <table:table-cell table:number-columns-repeated="1022"/>
        </table:table-row>
        <table:table-row table:style-name="ro15">
          <table:table-cell table:style-name="ce87" office:value-type="string" calcext:value-type="string">
            <text:p>ln -s &lt;nome_file&gt; &lt;nome_symbolic_link&gt;</text:p>
          </table:table-cell>
          <table:table-cell table:style-name="ce86" office:value-type="string" calcext:value-type="string">
            <text:p>Creare un symbolic link --&gt; è una sorta di puntatore ad un file, accedere al link è come accedere al file --&gt; Ricordarsi il "-s", è importante --&gt; Nel caso in cui il symbolic link fosse già presente, non ne creo uno nuovo ma reindirizzo quello già esistente al file desiderato</text:p>
          </table:table-cell>
          <table:table-cell table:number-columns-repeated="1022"/>
        </table:table-row>
        <table:table-row table:style-name="ro5">
          <table:table-cell table:style-name="ce88" office:value-type="string" calcext:value-type="string">
            <text:p>make CXXFLAGS=-ggdb</text:p>
          </table:table-cell>
          <table:table-cell table:style-name="ce92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5">
          <table:table-cell table:style-name="ce89" office:value-type="string" calcext:value-type="string">
            <text:p>make STANDARD=c++14</text:p>
          </table:table-cell>
          <table:table-cell table:style-name="ce86" office:value-type="string" calcext:value-type="string">
            <text:p>Per modificare lo standard di compilazione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mpicc</text:p>
          </table:table-cell>
          <table:table-cell table:style-name="ce91" office:value-type="string" calcext:value-type="string">
            <text:p>Compilatore per MPI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nm --demangle &lt;nome_file_oggetto&gt;.o</text:p>
          </table:table-cell>
          <table:table-cell table:style-name="ce91" office:value-type="string" calcext:value-type="string">
            <text:p>Per sapere i simboli presenti in un file oggetto e se siano stati risolti o meno --&gt; <text:span text:style-name="T9">Nota</text:span>: l'opzione demangle è importante se abbiamo codice C++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nm &lt;nome_file_oggetto&gt;.o</text:p>
          </table:table-cell>
          <table:table-cell table:style-name="ce91" office:value-type="string" calcext:value-type="string">
            <text:p>Per sapere i simboli presenti in un file oggetto e se siano stati risolti o meno</text:p>
          </table:table-cell>
          <table:table-cell table:number-columns-repeated="1022"/>
        </table:table-row>
        <table:table-row table:style-name="ro5">
          <table:table-cell table:style-name="ce87" office:value-type="string" calcext:value-type="string">
            <text:p>ranlib lib&lt;nome_libreria&gt;.a</text:p>
          </table:table-cell>
          <table:table-cell table:style-name="ce91" office:value-type="string" calcext:value-type="string">
            <text:p>Riorganizza la libreria di modo che sia di più facile accesso (non è così necessario...)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scorep gcc …</text:p>
          </table:table-cell>
          <table:table-cell table:style-name="ce82" office:value-type="string" calcext:value-type="string">
            <text:p>To compile with gcc enabling score-p</text:p>
          </table:table-cell>
          <table:table-cell table:number-columns-repeated="1022"/>
        </table:table-row>
        <table:table-row table:style-name="ro5">
          <table:table-cell table:style-name="ce78" office:value-type="string" calcext:value-type="string">
            <text:p>ulimit -c unlimited</text:p>
          </table:table-cell>
          <table:table-cell table:style-name="ce82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db-valgrind-gprof-scorep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4" office:value-type="string" calcext:value-type="string">
            <text:p><text:s/>-DNDEBUG</text:p>
          </table:table-cell>
          <table:table-cell table:style-name="ce21" office:value-type="string" calcext:value-type="string">
            <text:p>Opzione per il preprocessor per disattivare il debugging --&gt; usare se si vuole ottimizzar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/>-g</text:p>
          </table:table-cell>
          <table:table-cell table:style-name="ce17" office:value-type="string" calcext:value-type="string">
            <text:p>Opzione per il debugging --&gt; dobbiamo specificarla sia per il compiler che per il linker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b 121 if k==127</text:p>
          </table:table-cell>
          <table:table-cell table:style-name="ce17" office:value-type="string" calcext:value-type="string">
            <text:p>Create a breakpoint at line 121 if the variable k is equal to 127 → add a condition to breakpoint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break &lt;nome_classe&gt;::&lt;nome_funzione&gt;(&lt;tipo_parametri&gt;)</text:p>
          </table:table-cell>
          <table:table-cell table:style-name="ce17" office:value-type="string" calcext:value-type="string">
            <text:p>Per creare un breakpoint in corrispondenza di una funzione di C++ (per il polimorfismo è necessario specificare l'intero identifier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break &lt;nome_file&gt;.&lt;estensione&gt;:&lt;numero_riga&gt;</text:p>
          </table:table-cell>
          <table:table-cell table:style-name="ce13" office:value-type="string" calcext:value-type="string">
            <text:p>Per creare un breakpoint alla riga specificata di un file .cpp o .hpp (va fatto prima di run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break &lt;nome_funzione&gt;</text:p>
          </table:table-cell>
          <table:table-cell table:style-name="ce17" office:value-type="string" calcext:value-type="string">
            <text:p>Per creare un breakpoint in corrispondenza di una funzione di C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break &lt;numero_riga&gt;</text:p>
          </table:table-cell>
          <table:table-cell table:style-name="ce27" office:value-type="string" calcext:value-type="string">
            <text:p>Se abbiamo un solo file, possiamo evitare di specificare il nome per creare un breakpoint (va fatto prima di run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cont</text:p>
          </table:table-cell>
          <table:table-cell table:style-name="ce17" office:value-type="string" calcext:value-type="string">
            <text:p>Una volta che ci siamo fermati (causa break), riprendiamo l'esecuzione <text:s/>--&gt; A differenza di next e step non eseguiamo una sola istruzione ma continuiamo fino ad un prossimo eventuale break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isable &lt;numero_break&gt;</text:p>
          </table:table-cell>
          <table:table-cell table:style-name="ce17" office:value-type="string" calcext:value-type="string">
            <text:p>Disabilitare un breakpoin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gdb ./&lt;nome_eseguibile&gt; &lt;arguments&gt;</text:p>
          </table:table-cell>
          <table:table-cell table:style-name="ce13" office:value-type="string" calcext:value-type="string">
            <text:p>Dopo aver compilato in modalità debugging, chiamiamo gdb (dynamic debugging)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gnore &lt;numero_break&gt; &lt;numero_volte&gt;</text:p>
          </table:table-cell>
          <table:table-cell table:style-name="ce17" office:value-type="string" calcext:value-type="string">
            <text:p>Il break &lt;numero_break&gt; viene ignorato per &lt;numero_volte&gt; volt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info breakpoints</text:p>
          </table:table-cell>
          <table:table-cell table:style-name="ce17" office:value-type="string" calcext:value-type="string">
            <text:p>Lista dei breakpoints creati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list &lt;numero_riga&gt;</text:p>
          </table:table-cell>
          <table:table-cell table:style-name="ce17" office:value-type="string" calcext:value-type="string">
            <text:p>Mostra alcune righe di codice intorno alla riga &lt;numero_riga&gt;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next</text:p>
          </table:table-cell>
          <table:table-cell table:style-name="ce17" office:value-type="string" calcext:value-type="string">
            <text:p>Una volta che ci siamo fermati (causa break), possiamo andare all'istruzione successiva senza entrare in un'eventuale funzion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print &lt;nome_variabile&gt;</text:p>
          </table:table-cell>
          <table:table-cell table:style-name="ce17" office:value-type="string" calcext:value-type="string">
            <text:p>Stampiamo a video il valore attuale di una variabile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quit</text:p>
          </table:table-cell>
          <table:table-cell table:style-name="ce17" office:value-type="string" calcext:value-type="string">
            <text:p>Usciamo da gdb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run</text:p>
          </table:table-cell>
          <table:table-cell table:style-name="ce13" office:value-type="string" calcext:value-type="string">
            <text:p>Giriamo l'eseguibile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step</text:p>
          </table:table-cell>
          <table:table-cell table:style-name="ce17" office:value-type="string" calcext:value-type="string">
            <text:p>Una volta che ci siamo fermati (causa break), possiamo andare all'istruzione successiva entrando in un'eventuale funzione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where</text:p>
          </table:table-cell>
          <table:table-cell table:style-name="ce17" office:value-type="string" calcext:value-type="string">
            <text:p>Ci dice a che punto del codice ci troviamo e i backtrace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6" office:value-type="string" calcext:value-type="string">
            <text:p>valgrind --tool=memcheck --leak-check=yes --log-file=file.log ./&lt;nome_eseguibile&gt;</text:p>
          </table:table-cell>
          <table:table-cell table:style-name="ce29" office:value-type="string" calcext:value-type="string">
            <text:p>Per trovare memory leaks → you can also use –-leak-check=full</text:p>
          </table:table-cell>
          <table:table-cell table:number-columns-repeated="1022"/>
        </table:table-row>
        <table:table-row table:style-name="ro3">
          <table:table-cell table:style-name="ce27" office:value-type="string" calcext:value-type="string">
            <text:p>valgrind --tool=massif –massif-out-file=massif.out --demangle=yes ./&lt;nome_eseguibile&gt;</text:p>
          </table:table-cell>
          <table:table-cell table:style-name="ce30" office:value-type="string" calcext:value-type="string">
            <text:p>Per controllare l'uso di memoria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ms_print massif.out &gt; massif.txt</text:p>
          </table:table-cell>
          <table:table-cell table:style-name="ce27" office:value-type="string" calcext:value-type="string">
            <text:p>massif.txt è ora un file contenente indicazioni sull'uso della memoria</text:p>
          </table:table-cell>
          <table:table-cell table:number-columns-repeated="1022"/>
        </table:table-row>
        <table:table-row table:style-name="ro5" table:number-rows-repeated="2">
          <table:table-cell table:style-name="ce28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<text:s/>-pg</text:p>
          </table:table-cell>
          <table:table-cell table:style-name="ce26" office:value-type="string" calcext:value-type="string">
            <text:p>Opzione da specificare sia al compiler che al linker per poter poi utilizzare un profiler (gprof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gprof –-line --annotated-source --demangle 'nome_eseguibile' gmon.out &gt; 'nome_file'.txt</text:p>
          </table:table-cell>
          <table:table-cell table:style-name="ce27" office:value-type="string" calcext:value-type="string">
            <text:p>Ora il file contiene delle informazioni riguardanti l'esecuzione del programma. Note that the flag “--annoted-source” may not work, in case remove it</text:p>
          </table:table-cell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 gcc, scorep icc</text:p>
          </table:table-cell>
          <table:table-cell table:style-name="ce12" office:value-type="string" calcext:value-type="string">
            <text:p>To compile with gcc/icc enabling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scorep</text:p>
          </table:table-cell>
          <table:table-cell table:style-name="ce12" office:value-type="string" calcext:value-type="string">
            <text:p>To load the score-p modu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info config-vars –full</text:p>
          </table:table-cell>
          <table:table-cell table:style-name="ce12" office:value-type="string" calcext:value-type="string">
            <text:p>To show all the configuration variabl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EXPERIMENT_DIRECTORY=&lt;dir&gt;</text:p>
          </table:table-cell>
          <table:table-cell table:style-name="ce12" office:value-type="string" calcext:value-type="string">
            <text:p>Before run the application (previously compiled with score-p enabled) to set the directory where the files will be put → see also <text:span text:style-name="T1">scorep-info config-vars --full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ube file.cubex, paraprof file.cubex</text:p>
          </table:table-cell>
          <table:table-cell table:style-name="ce12" office:value-type="string" calcext:value-type="string">
            <text:p>To explore a .cubex file generated by score-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sh -Y ubbiali@deneb1</text:p>
          </table:table-cell>
          <table:table-cell table:style-name="ce12" office:value-type="string" calcext:value-type="string">
            <text:p>In order to use <text:span text:style-name="T1">cube</text:span>, add the flag -Y when logi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orep-score file.cubex</text:p>
          </table:table-cell>
          <table:table-cell table:style-name="ce12" office:value-type="string" calcext:value-type="string">
            <text:p>To show information about the cubex file like memory required by tracing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export SCOREP_FILTERING_FILE=&lt;file.filt&gt;</text:p>
          </table:table-cell>
          <table:table-cell table:style-name="ce12" office:value-type="string" calcext:value-type="string">
            <text:p>Before run the application (previously compiled with score-p enabled) to specify the filtering file where the functions we do not want to profile are specified → see also <text:span text:style-name="T1">scorep-info config-vars –full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scan -t ./&lt;exec&gt;</text:p>
          </table:table-cell>
          <table:table-cell table:style-name="ce13" office:value-type="string" calcext:value-type="string">
            <text:p>To run an executable enabling tracing → first load <text:span text:style-name="T1">Scalasca module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odule load scalasca/2.2/gcc-4.8.3</text:p>
          </table:table-cell>
          <table:table-cell table:style-name="ce13" office:value-type="string" calcext:value-type="string">
            <text:p>To load Scalasca module (for tracing)</text:p>
          </table:table-cell>
          <table:table-cell table:number-columns-repeated="1022"/>
        </table:table-row>
        <table:table-row table:style-name="ro5" table:number-rows-repeated="3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Pot" table:style-name="ta2">
        <table:table-column table:style-name="co9" table:default-cell-style-name="ce2"/>
        <table:table-column table:style-name="co10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argument_contains(indice, "flags")</text:p>
          </table:table-cell>
          <table:table-cell table:style-name="ce14" office:value-type="string" calcext:value-type="string">
            <text:p>Ritorna true/false a seconda che l'argomento nella posizione indicata contenga o meno una delle flags specific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dis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non torni all'inizio e ricominci a scorrere la linea di comando --&gt; E' quello che ci serve quando abbiamo diverse occorrenze di una stessa stringa (per es: -I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enable_loop()</text:p>
          </table:table-cell>
          <table:table-cell table:style-name="ce14" office:value-type="string" calcext:value-type="string">
            <text:p>Fa in modo che se il cursore non parte dall'inizio della linea di comando ed il metodo <text:span text:style-name="T1">search</text:span> non trova nulla, il cursore torni all'inizio e ricominci a scorrere la linea di comando fino alla posizione precedente quella di partenza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.follow(default_value,"stringa") <text:s text:c="63"/>cl.follow(default_value, numero_stringhe, "str1", "str2", … )</text:p>
          </table:table-cell>
          <table:table-cell table:style-name="ce14" office:value-type="string" calcext:value-type="string">
            <text:p>E' la combinazione <text:span text:style-name="T1">search + next</text:span>: cerca la stringa o una delle stringhe equivalenti nella linea di comando e restituisce il valore dell'argomento successivo --&gt; Nel caso in cui o non dovesse trovare la stringa o non riuscisse a convertire, ritorna il default_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init_multiple_occurence()</text:p>
          </table:table-cell>
          <table:table-cell table:style-name="ce14" office:value-type="string" calcext:value-type="string">
            <text:p>E' la combinzione <text:span text:style-name="T1">disable_loop + reset_cursor</text:span>: da utilizzare desideriamo cercare occorrenze multiple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cl.next(default_value)</text:p>
          </table:table-cell>
          <table:table-cell table:style-name="ce14" office:value-type="string" calcext:value-type="string">
            <text:p>Restituisce il valore dell'argomento che nella linea di comando si trova nella posizione successiva a quella attuale del cursore --&gt; E' utile utilizzarlo dopo <text:span text:style-name="T1">search </text:span>--&gt; Nel caso in cui la conversione non abbia successo per un qualsiasi motivo, ritorna il default_value specificato --&gt; Il default_value permette a GetPot il tipo della variabile che deve estrarre d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options_contain("flags")</text:p>
          </table:table-cell>
          <table:table-cell table:style-name="ce14" office:value-type="string" calcext:value-type="string">
            <text:p>Ritorna true/false a seconda che una delle opzioni (ossia argomenti che iniziano con - ) contenga una delle flags specificat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reset_cursor()</text:p>
          </table:table-cell>
          <table:table-cell table:style-name="ce14" office:value-type="string" calcext:value-type="string">
            <text:p>Per riportare il cursore al primo argomento della linea di comand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search("stringa")</text:p>
          </table:table-cell>
          <table:table-cell table:style-name="ce14" office:value-type="string" calcext:value-type="string">
            <text:p>Cerca "stringa" all'interno della linea di comando e restituisce true/false a seconda che l'abbia trovata o men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.search(numero_stringhe,"str1","str2",…)</text:p>
          </table:table-cell>
          <table:table-cell table:style-name="ce14" office:value-type="string" calcext:value-type="string">
            <text:p>Restituisce true se trova nella linea di comando almeno una delle stringhe indicate (sono stringhe equivalenti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cl.vector_variable_size("nome_vettore")</text:p>
          </table:table-cell>
          <table:table-cell table:style-name="ce14" office:value-type="string" calcext:value-type="string">
            <text:p>Restituisce la dimensione del vettore passato da linea di comando o da fil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l("nome_variabile", default_value)</text:p>
          </table:table-cell>
          <table:table-cell table:style-name="ce14" office:value-type="string" calcext:value-type="string">
            <text:p>Per estrarre il valore di una variabile --&gt; Se la ricerca o la conversione non dovesse avere buon esito, viene restituito il default value --&gt; Come per <text:span text:style-name="T1">next</text:span> e <text:span text:style-name="T1">follow</text:span>, il tipo restituito viene dedotto da GetPot dal tipo del default 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cl("nome_vettore", default_value, posizione)</text:p>
          </table:table-cell>
          <table:table-cell table:style-name="ce14" office:value-type="string" calcext:value-type="string">
            <text:p>Restituisce il valore dell'elemento del vettore indicato che si trova nella posizione indicata, se la conversione non va a buon fine resituisce il default valu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"nome_file.pot")</text:p>
          </table:table-cell>
          <table:table-cell table:style-name="ce14" office:value-type="string" calcext:value-type="string">
            <text:p>Per creare un oggetto GetPot inizializzandolo con un fil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GetPot cl(argc,argv)</text:p>
          </table:table-cell>
          <table:table-cell table:style-name="ce14" office:value-type="string" calcext:value-type="string">
            <text:p>Per creare un oggetto GetPot inizializzandolo con la linea di comand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ariabile=valore</text:p>
          </table:table-cell>
          <table:table-cell table:style-name="ce14" office:value-type="string" calcext:value-type="string">
            <text:p>Sintassi per indicare in una variabile da linea di comando o file --&gt; <text:span text:style-name="T3">Importante!!!</text:span> Gli spazi non sono amm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nome_vettore='elem1 elem2 elem3 … '</text:p>
          </table:table-cell>
          <table:table-cell table:style-name="ce14" office:value-type="string" calcext:value-type="string">
            <text:p>Sintassi per indicare in un vettore da linea di comando o file --&gt; <text:span text:style-name="T3">Importante!!!</text:span> Gli elementi sono delimitati da ' e sono separati da uno spaz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direct_follow("separatore", "stringa")</text:p>
          </table:table-cell>
          <table:table-cell table:style-name="ce14" office:value-type="string" calcext:value-type="string">
            <text:p>Comando utile per restituire stringhe che non sono separate da uno spazio dall'opzione a cui si riferiscono (es: -Iinclude --&gt; separatore="", stringa="-I", s="include")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string s = cl.next_nominus()</text:p>
          </table:table-cell>
          <table:table-cell table:style-name="ce14" office:value-type="string" calcext:value-type="string">
            <text:p>Ritorna il primo argomento (successivo alla posizione in cui si trova il cursore) che non inizia con il - , se non trova nulla ritorna 0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double&gt; v = cl.double_tails <text:s text:c="46"/>("opzione", Default=default_value)</text:p>
          </table:table-cell>
          <table:table-cell table:style-name="ce14" office:value-type="string" calcext:value-type="string">
            <text:p>Restituisce tutte le stringhe (interpretate come double) che seguono senza spazi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int&gt; v = cl.int_tails("opzione", Default=default_value)</text:p>
          </table:table-cell>
          <table:table-cell table:style-name="ce14" office:value-type="string" calcext:value-type="string">
            <text:p>Restituisce tutte le stringhe (interpretate come interi) che seguono <text:span text:style-name="T4">senza spazi</text:span> una data opzione --&gt; Se per qualche motivo la conversione non dovesse avere successo, viene restituito il default_valu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vector&lt;string&gt; v = cl.nominus_followers("stringa") <text:s text:c="18"/>vector&lt;string&gt; v = cl.nominus_followers(numero, "str1" …)</text:p>
          </table:table-cell>
          <table:table-cell table:style-name="ce14" office:value-type="string" calcext:value-type="string">
            <text:p>Comando che ritorna un vector di stringhe contenente tutte le opzioni (non precedute da - ) che seguono la stringa indicata (deve essere preceduta da - o -- ) --&gt; Nel secondo caso, vengono restituite tutte le opzioni che seguono tutte le stringhe indica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nominus_vector()</text:p>
          </table:table-cell>
          <table:table-cell table:style-name="ce14" office:value-type="string" calcext:value-type="string">
            <text:p>Ritorna un vettore di stringhe contenete tutti gli argomenti che non inziano con - , se non trova nulla ritorna 0 --&gt; E' come se facesse automaticamente quello che con <text:span text:style-name="T1">next_nominus</text:span> deve essere fatto manualment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vector&lt;string&gt; v = cl.string_tails("opzione")</text:p>
          </table:table-cell>
          <table:table-cell table:style-name="ce14" office:value-type="string" calcext:value-type="string">
            <text:p>Restituisce tutte le stringhe che seguono <text:span text:style-name="T4">senza spazi</text:span> ad una data opzione (es: -Iinclude -Ipath --&gt; opzione="-I", v=["include", "path"]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8" table:default-cell-style-name="ce47"/>
        <table:table-column table:style-name="co6" table:default-cell-style-name="ce47"/>
        <table:table-column table:style-name="co7" table:number-columns-repeated="1021" table:default-cell-style-name="ce47"/>
        <table:table-column table:style-name="co3" table:default-cell-style-name="ce47"/>
        <table:table-row table:style-name="ro2">
          <table:table-cell table:style-name="ce51" office:value-type="string" calcext:value-type="string">
            <text:p>Istruzione</text:p>
          </table:table-cell>
          <table:table-cell table:style-name="ce51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add –all, git add -A</text:p>
          </table:table-cell>
          <table:table-cell table:style-name="ce55" office:value-type="string" calcext:value-type="string">
            <text:p>Aggiunge tutti i file modificati all'index (staging spac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add &lt;nome_file&gt;</text:p>
          </table:table-cell>
          <table:table-cell table:style-name="ce55" office:value-type="string" calcext:value-type="string">
            <text:p>Aggiunge il file modificato all'index (ora è pronto per essere caricato sul locale) (workspace --&gt; index)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</text:p>
          </table:table-cell>
          <table:table-cell table:style-name="ce77" office:value-type="string" calcext:value-type="string">
            <text:p>Mostra tutti i rami locali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a</text:p>
          </table:table-cell>
          <table:table-cell table:style-name="ce77" office:value-type="string" calcext:value-type="string">
            <text:p>Mostra tutti i branch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d &lt;branch&gt;</text:p>
          </table:table-cell>
          <table:table-cell table:style-name="ce77" office:value-type="string" calcext:value-type="string">
            <text:p>Per cancellare un ramo --&gt; <text:span text:style-name="T7">Nota:</text:span> funziona solo se il ramo è stato merged con il master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D &lt;branch&gt;</text:p>
          </table:table-cell>
          <table:table-cell table:style-name="ce77" office:value-type="string" calcext:value-type="string">
            <text:p>Per cancellare un ramo --&gt; <text:span text:style-name="T7">Nota:</text:span> funziona anche se il ramo NON è stato merged con il master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branch -r</text:p>
          </table:table-cell>
          <table:table-cell table:style-name="ce77" office:value-type="string" calcext:value-type="string">
            <text:p>Mostra tutti i rami remoti, ossia che sono stati fetched dal remoto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heckout -b &lt;nome_branch&gt;</text:p>
          </table:table-cell>
          <table:table-cell table:style-name="ce77" office:value-type="string" calcext:value-type="string">
            <text:p>Per creare un nuovo ramo e posizionarsi su di esso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heckout &lt;branch&gt;</text:p>
          </table:table-cell>
          <table:table-cell table:style-name="ce55" office:value-type="string" calcext:value-type="string">
            <text:p>Consente di cambiare ramo → if &lt;branch&gt; is a branch of one of your remote repositories but not of your local repository, first it is pulled from the remote, then you switch to (local) &lt;branch&gt;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heckout &lt;puntatore_commit&gt;</text:p>
          </table:table-cell>
          <table:table-cell table:style-name="ce56" office:value-type="string" calcext:value-type="string">
            <text:p>Consente di posizionarsi sul commit desiderato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heckout remotes/&lt;origin o upstream&gt;/&lt;branch&gt; <text:s text:c="58"/>(origin = fork, upstream = main)</text:p>
          </table:table-cell>
          <table:table-cell table:style-name="ce76" office:value-type="string" calcext:value-type="string">
            <text:p>Permette di leggere i file scaricati con fetch (solo lettura!)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cherry-pick &lt;Commit1&gt; &lt;Commit2&gt; &lt;...&gt;</text:p>
          </table:table-cell>
          <table:table-cell table:style-name="ce55" office:value-type="string" calcext:value-type="string">
            <text:p>To copy commits below (i.e. after) HEAD → commits can be taken form any other branches or the actual branch and are copied in the same order of the list</text:p>
          </table:table-cell>
          <table:table-cell table:number-columns-repeated="1022"/>
        </table:table-row>
        <table:table-row table:style-name="ro3">
          <table:table-cell table:style-name="ce55" office:value-type="string" calcext:value-type="string">
            <text:p>git clone &lt;url&gt;</text:p>
          </table:table-cell>
          <table:table-cell table:style-name="ce76" office:value-type="string" calcext:value-type="string">
            <text:p>Serve per creare un deposito locale a partire da quello remoto identificato dall'url (porsi nella cartella desiderata con cd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mmit -a</text:p>
          </table:table-cell>
          <table:table-cell table:style-name="ce76" office:value-type="string" calcext:value-type="string">
            <text:p>Permette di commit tutti i file del workspace in una volta sola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mmit -m "message"</text:p>
          </table:table-cell>
          <table:table-cell table:style-name="ce55" office:value-type="string" calcext:value-type="string">
            <text:p>Carica i file added sul deposito locale mostrando il messaggio "message" (index --&gt; locale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mmit –-amend</text:p>
          </table:table-cell>
          <table:table-cell table:style-name="ce55" office:value-type="string" calcext:value-type="string">
            <text:p>To modify the last commit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config --global core.editor &lt;nome_editor&gt;</text:p>
          </table:table-cell>
          <table:table-cell table:style-name="ce56" office:value-type="string" calcext:value-type="string">
            <text:p>Per settare l'editor di defualt utilizzato da git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it config --global push.default simple</text:p>
          </table:table-cell>
          <table:table-cell table:style-name="ce57" office:value-type="string" calcext:value-type="string">
            <text:p>To adopt the current standard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mail "stefano.ubbiali@mail.polimi.it"</text:p>
          </table:table-cell>
          <table:table-cell table:style-name="ce55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config --global user.name "10395803"</text:p>
          </table:table-cell>
          <table:table-cell table:style-name="ce55" office:value-type="string" calcext:value-type="string">
            <text:p>Servono per configurare git sulla VM (va fatto solo una volta)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git config –list</text:p>
          </table:table-cell>
          <table:table-cell table:style-name="ce55" office:value-type="string" calcext:value-type="string">
            <text:p>List all your settings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diff &lt;branch&gt; &lt;nome_file&gt;</text:p>
          </table:table-cell>
          <table:table-cell table:style-name="ce76" office:value-type="string" calcext:value-type="string">
            <text:p>Mostra la differenza con l'ultimo commit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diff &lt;commit|branch&gt;</text:p>
          </table:table-cell>
          <table:table-cell table:style-name="ce77" office:value-type="string" calcext:value-type="string">
            <text:p>Per vedere le differenze tra un commit e l'attuale ramo</text:p>
          </table:table-cell>
          <table:table-cell table:number-columns-repeated="1022"/>
        </table:table-row>
        <table:table-row table:style-name="ro2">
          <table:table-cell table:style-name="ce56" office:value-type="string" calcext:value-type="string">
            <text:p>git difftool -tool=&lt;nome_tool&gt;</text:p>
          </table:table-cell>
          <table:table-cell table:style-name="ce77" office:value-type="string" calcext:value-type="string">
            <text:p>Per gestire le differenz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fetch</text:p>
          </table:table-cell>
          <table:table-cell table:style-name="ce76" office:value-type="string" calcext:value-type="string">
            <text:p>Scarichiamo i nuovi commit dal remoto e li poniamo nel locale (remoto --&gt; locale)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fetch upstream</text:p>
          </table:table-cell>
          <table:table-cell table:style-name="ce76" office:value-type="string" calcext:value-type="string">
            <text:p>Remoto 'principale' --&gt; Locale 'principale'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&lt;nome_comando&gt;</text:p>
          </table:table-cell>
          <table:table-cell table:style-name="ce76" office:value-type="string" calcext:value-type="string">
            <text:p>Fornisce la spiegazione del comando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glossary</text:p>
          </table:table-cell>
          <table:table-cell table:style-name="ce76" office:value-type="string" calcext:value-type="string">
            <text:p>Fornisce la lista di tutti i comandi di git con relativa spiegazione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help tutorial / git help tutorial -2</text:p>
          </table:table-cell>
          <table:table-cell table:style-name="ce76" office:value-type="string" calcext:value-type="string">
            <text:p>Tutorial</text:p>
          </table:table-cell>
          <table:table-cell table:number-columns-repeated="1022"/>
        </table:table-row>
        <table:table-row table:style-name="ro2">
          <table:table-cell table:style-name="ce55" office:value-type="string" calcext:value-type="string">
            <text:p>git list</text:p>
          </table:table-cell>
          <table:table-cell table:style-name="ce7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log</text:p>
          </table:table-cell>
          <table:table-cell table:style-name="ce76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 -abort</text:p>
          </table:table-cell>
          <table:table-cell table:style-name="ce77" office:value-type="string" calcext:value-type="string">
            <text:p>Per annullare l'ultimo merge effettuato e ripristrinare il deposito alla situazione prima del merge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merge &lt;repo_originale&gt;/&lt;repo_fork&gt;</text:p>
          </table:table-cell>
          <table:table-cell table:style-name="ce76" office:value-type="string" calcext:value-type="string">
            <text:p>Consente di unire le modifiche del 'principale' scaricate con fork al nostro locale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git merge remotes/&lt;origine o upstream&gt;/&lt;branch&gt;</text:p>
          </table:table-cell>
          <table:table-cell table:style-name="ce55" office:value-type="string" calcext:value-type="string">
            <text:p>Consente di unire le modifiche scaricate con fetch ai file che già abbiamo nel workspace (ora possiamo modificarli) (locale --&gt; workspace) → Anyway, the merged branch still exists, it is not cancelled, simply all its contents are moved to the current branch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tool -tool-help</text:p>
          </table:table-cell>
          <table:table-cell table:style-name="ce56" office:value-type="string" calcext:value-type="string">
            <text:p>Mostra la lista di tutti i tool a disposizione per gestire i <text:span text:style-name="T7">merge</text:span>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mergetool -tool=&lt;nome_tool&gt;</text:p>
          </table:table-cell>
          <table:table-cell table:style-name="ce56" office:value-type="string" calcext:value-type="string">
            <text:p>Per gestire un <text:span text:style-name="T7">merge</text:span>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mv &lt;filefrom&gt; &lt;fileto&gt;</text:p>
          </table:table-cell>
          <table:table-cell table:style-name="ce55" office:value-type="string" calcext:value-type="string">
            <text:p>Sposta un file presente nell'index</text:p>
          </table:table-cell>
          <table:table-cell table:number-columns-repeated="1022"/>
        </table:table-row>
        <table:table-row table:style-name="ro4">
          <table:table-cell table:style-name="ce76" office:value-type="string" calcext:value-type="string">
            <text:p>git pull &lt;nome_remoto&gt;, git pull &lt;nome_branch&gt;</text:p>
          </table:table-cell>
          <table:table-cell table:style-name="ce55" office:value-type="string" calcext:value-type="string">
            <text:p>Scarichiamo i nuovi commit da un qualsiasi remoto e li poniamo direttamente nel workspace (è come git fetch + git merge) (remoto --&gt; workspace) --&gt; può essere fatto solo se non ci sono dei file pronti per il commit, vedi <text:span text:style-name="T7">stash</text:span></text:p>
          </table:table-cell>
          <table:table-cell table:number-columns-repeated="1022"/>
        </table:table-row>
        <table:table-row table:style-name="ro2">
          <table:table-cell table:style-name="ce59" office:value-type="string" calcext:value-type="string">
            <text:p>git pull &lt;remote_repository&gt; &lt;remote_branch&gt;</text:p>
          </table:table-cell>
          <table:table-cell table:style-name="ce60" office:value-type="string" calcext:value-type="string">
            <text:p>To pull from a specified branch of a remote repository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push</text:p>
          </table:table-cell>
          <table:table-cell table:style-name="ce55" office:value-type="string" calcext:value-type="string">
            <text:p>Carica i file committed sul deposito remoto (locale --&gt; remoto)</text:p>
          </table:table-cell>
          <table:table-cell table:number-columns-repeated="1022"/>
        </table:table-row>
        <table:table-row table:style-name="ro15">
          <table:table-cell table:style-name="ce54" office:value-type="string" calcext:value-type="string">
            <text:p>git push -u &lt;remote_repo&gt; &lt;remote_branch&gt;</text:p>
          </table:table-cell>
          <table:table-cell table:style-name="ce58" office:value-type="string" calcext:value-type="string">
            <text:p>To specify the remote repo to push to (useful with multiple remotes); if the remote branch exists only local but not remote, first create the remote branch and then push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push &lt;deposito_remoto&gt; :&lt;ramo_remoto&gt;</text:p>
          </table:table-cell>
          <table:table-cell table:style-name="ce56" office:value-type="string" calcext:value-type="string">
            <text:p>Per cancellare un ramo remoto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push &lt;deposito_remoto&gt; &lt;ramo_locale&gt;:&lt;ramo_remoto&gt;</text:p>
          </table:table-cell>
          <table:table-cell table:style-name="ce56" office:value-type="string" calcext:value-type="string">
            <text:p>Per pushare un ramo locale in un ramo remoto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base -i &lt;root&gt;</text:p>
          </table:table-cell>
          <table:table-cell table:style-name="ce55" office:value-type="string" calcext:value-type="string">
            <text:p>To reorder/remove commits from HEAD to &lt;root&gt;+1 (&lt;root&gt; can be HEAD~1, HEAD~2, …) in a interactive way and then attached them, in the designed order, below &lt;root&gt;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base &lt;branch&gt;</text:p>
          </table:table-cell>
          <table:table-cell table:style-name="ce55" office:value-type="string" calcext:value-type="string">
            <text:p>To copy all the commits in the branch where we are “ahead” the branch &lt;branch&gt; → at the end, it's like the two branches have been developed sequentially, while actually they have been developed in parallel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emote -v</text:p>
          </table:table-cell>
          <table:table-cell table:style-name="ce55" office:value-type="string" calcext:value-type="string">
            <text:p>Mostra la lista di tutti i remoti --&gt; -v non è necessario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emote add &lt;nome_remote&gt; &lt;url_main&gt;</text:p>
          </table:table-cell>
          <table:table-cell table:style-name="ce55" office:value-type="string" calcext:value-type="string">
            <text:p>Consente di aggiungere un deposito remoto e di dargli il nome desiderato --&gt; nel nostro caso è "upstream"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git remote rm &lt;name_remote&gt;</text:p>
          </table:table-cell>
          <table:table-cell table:style-name="ce58" office:value-type="string" calcext:value-type="string">
            <text:p>To remove a remote repository</text:p>
          </table:table-cell>
          <table:table-cell table:number-columns-repeated="1022"/>
        </table:table-row>
        <table:table-row table:style-name="ro3">
          <table:table-cell table:style-name="ce54" office:value-type="string" calcext:value-type="string">
            <text:p>git remote set-url origin ssh+git://git@github.com/username/repository_name</text:p>
          </table:table-cell>
          <table:table-cell table:style-name="ce58" office:value-type="string" calcext:value-type="string">
            <text:p>To change the URL form so to avoid the username-pasword prompt at each push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git remote show origin</text:p>
          </table:table-cell>
          <table:table-cell table:style-name="ce58" office:value-type="string" calcext:value-type="string">
            <text:p>To show the URL of github repository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git reset HEAD~1</text:p>
          </table:table-cell>
          <table:table-cell table:style-name="ce55" office:value-type="string" calcext:value-type="string">
            <text:p>To go back in time to the previous commit of the branch → it's like if the last commit has never been done → ok for a local repository (see <text:span text:style-name="T7">revert</text:span>)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git revert HEAD</text:p>
          </table:table-cell>
          <table:table-cell table:style-name="ce55" office:value-type="string" calcext:value-type="string">
            <text:p>It's like <text:span text:style-name="T7">git reset HEAD~1</text:span> but instead of coming back to the previous commit it throws a new commit that is actually the same of HEAD~1 → it's still as HEAD has never been existed, but this way is safer for a remote repository, while <text:span text:style-name="T7">git revert</text:span> is ok for a local repository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rm &lt;nome_file&gt;</text:p>
          </table:table-cell>
          <table:table-cell table:style-name="ce55" office:value-type="string" calcext:value-type="string">
            <text:p>Rimuove un file presente nell'index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show</text:p>
          </table:table-cell>
          <table:table-cell table:style-name="ce55" office:value-type="string" calcext:value-type="string">
            <text:p>Mostra i commit più recenti</text:p>
          </table:table-cell>
          <table:table-cell table:number-columns-repeated="1022"/>
        </table:table-row>
        <table:table-row table:style-name="ro3">
          <table:table-cell table:style-name="ce77" office:value-type="string" calcext:value-type="string">
            <text:p>git stash</text:p>
          </table:table-cell>
          <table:table-cell table:style-name="ce56" office:value-type="string" calcext:value-type="string">
            <text:p>"Accantona" temporaneamente le modifiche pronte per il commit --&gt; può essere utile per esempio quando si vuole fare un pull ma il repo non è clean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git stash pop</text:p>
          </table:table-cell>
          <table:table-cell table:style-name="ce56" office:value-type="string" calcext:value-type="string">
            <text:p>Consente di recuperare le modifiche "accantonate" con stash</text:p>
          </table:table-cell>
          <table:table-cell table:number-columns-repeated="1022"/>
        </table:table-row>
        <table:table-row table:style-name="ro2">
          <table:table-cell table:style-name="ce76" office:value-type="string" calcext:value-type="string">
            <text:p>git status</text:p>
          </table:table-cell>
          <table:table-cell table:style-name="ce55" office:value-type="string" calcext:value-type="string">
            <text:p>Una volta che ci si è posti nel deposito locale, fornisce lo stato dei file (untracked, modified, staged)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HEAD</text:p>
          </table:table-cell>
          <table:table-cell table:style-name="ce56" office:value-type="string" calcext:value-type="string">
            <text:p>Puntatore all'ultimo commit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HEAD-k</text:p>
          </table:table-cell>
          <table:table-cell table:style-name="ce56" office:value-type="string" calcext:value-type="string">
            <text:p>Puntatore al k-ultimo commit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a xlink:href="https://git.epfl.ch/repo/phpc-2016" xlink:type="simple">https://git.epfl.ch/repo/phpc-2016</text:a></text:p>
          </table:table-cell>
          <table:table-cell table:style-name="ce55" office:value-type="string" calcext:value-type="string">
            <text:p>Remote repository for the course “Parallel and high-performance computing”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master</text:p>
          </table:table-cell>
          <table:table-cell table:style-name="ce55" office:value-type="string" calcext:value-type="string">
            <text:p>It is the name of the course repository (read only) → branches: master, hello-world-splitted, hello-world-library, hello-world-makefile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origin</text:p>
          </table:table-cell>
          <table:table-cell table:style-name="ce55" office:value-type="string" calcext:value-type="string">
            <text:p>It is the name of my repository (read&amp;write) → branches: master, hello-world-splitted</text:p>
          </table:table-cell>
          <table:table-cell table:number-columns-repeated="1022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uplot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3">
          <table:table-cell table:style-name="ce9" office:value-type="string" calcext:value-type="string">
            <text:p><text:span text:style-name="T3">IMPORTANTE!!!</text:span> Al fine di rendere effettivi i comandi <text:span text:style-name="T1">set</text:span>/<text:span text:style-name="T1">unset</text:span>, è necessario eseguire <text:span text:style-name="T1">plot</text:span> in seguito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3" office:value-type="string" calcext:value-type="string">
            <text:p>{/Symbol &lt;lettera&gt;}</text:p>
          </table:table-cell>
          <table:table-cell table:style-name="ce33" office:value-type="string" calcext:value-type="string">
            <text:p>Per introdurre lettere greche in titoli, etichette … , si possono inserire più lettere consecutivamente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<text:s text:c="75"/>fit [inizio_x:fine_x] f(x) via a,b</text:p>
          </table:table-cell>
          <table:table-cell table:style-name="ce15" office:value-type="string" calcext:value-type="string">
            <text:p>Per fittare dei dati tramite una retta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f(x) = a + b*x + c*x*x <text:s text:c="61"/>fit [inizio_x:fine_x] f(x) via a,b,c</text:p>
          </table:table-cell>
          <table:table-cell table:style-name="ce15" office:value-type="string" calcext:value-type="string">
            <text:p>Per fittare dei dati tramite una parabola --&gt; Si procede allo stesso modo per tutti i polinomi di qualsiasi grad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gnuplot</text:p>
          </table:table-cell>
          <table:table-cell table:style-name="ce15" office:value-type="string" calcext:value-type="string">
            <text:p>Per avviare gnuplo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lc rgb 'red/green/blue/black/gray/ … ' [opzione per <text:span text:style-name="T1">plot</text:span>]</text:p>
          </table:table-cell>
          <table:table-cell table:style-name="ce15" office:value-type="string" calcext:value-type="string">
            <text:p>Per settare il colore del grafico (lc = line colour) --&gt; Se avessi più grafici sovrapposti, posso settare il colore per ogni grafic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oad 'nome_script'</text:p>
          </table:table-cell>
          <table:table-cell table:style-name="ce15" office:value-type="string" calcext:value-type="string">
            <text:p>Per lanciare uno script gnuplot --&gt; Il formato dello script può essere qualsiasi (.gp, .txt, … 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w &lt;numero&gt; [opzione per <text:span text:style-name="T1">plot</text:span>]</text:p>
          </table:table-cell>
          <table:table-cell table:style-name="ce15" office:value-type="string" calcext:value-type="string">
            <text:p>Per settare lo spessore della linea (lw = line width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offset &lt;orizzontale&gt;,&lt;verticale&gt;</text:p>
          </table:table-cell>
          <table:table-cell table:style-name="ce15" office:value-type="string" calcext:value-type="string">
            <text:p>Opzione per spostare label, title, key … in orizzontale e in verticale (sono ammessi numeri negativi per spostare a destra o in giù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pl</text:p>
          </table:table-cell>
          <table:table-cell table:style-name="ce15" office:value-type="string" calcext:value-type="string">
            <text:p>Abbreviazione per <text:span text:style-name="T1">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[inizio_asse_x:fine_asse_x] [inizio_asse_y:fine_asse_y] …</text:p>
          </table:table-cell>
          <table:table-cell table:style-name="ce15" office:value-type="string" calcext:value-type="string">
            <text:p>Per settare il range per l'asse x e l'asse y, questa opzione va indicata prima di elencare i grafici <text:s text:c="13"/>--&gt; Se non voglio settare un parametro, non pongo nulla (es: plot [:20] [10:])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plot 'file1.dat', 'file2.dat', …</text:p>
          </table:table-cell>
          <table:table-cell table:style-name="ce15" office:value-type="string" calcext:value-type="string">
            <text:p>Per plottare su uno stesso grafico (con legenda) dati contenuti in diversi file .dat formati da due colonne (vedi anche <text:span text:style-name="T1">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plot</text:p>
          </table:table-cell>
          <table:table-cell table:style-name="ce15" office:value-type="string" calcext:value-type="string">
            <text:p>Esegue nuovamente l'ultimo <text:span text:style-name="T1">plot</text:span> eseguit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reset</text:p>
          </table:table-cell>
          <table:table-cell table:style-name="ce15" office:value-type="string" calcext:value-type="string">
            <text:p>Per cancellare tutte le variabili --&gt; E' utile porlo all'inizio di ogni script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isosample &lt;numero&gt;</text:p>
          </table:table-cell>
          <table:table-cell table:style-name="ce15" office:value-type="string" calcext:value-type="string">
            <text:p>Per impostare il numero di campionamenti sia sull'asse x che sull'asse y (opzione per grafici 3D)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rigin &lt;0.-1.&gt;,&lt;0.-1.&gt;</text:p>
          </table:table-cell>
          <table:table-cell table:style-name="ce15" office:value-type="string" calcext:value-type="string">
            <text:p>Per impostare la posizione del vertice in basso a sinistra di un grafico in <text:span text:style-name="T1">multi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output 'nome_file'</text:p>
          </table:table-cell>
          <table:table-cell table:style-name="ce15" office:value-type="string" calcext:value-type="string">
            <text:p>Per settare il nome dell'immagine salvata (va incluso anche il formato, es: .ep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ample &lt;numero&gt;</text:p>
          </table:table-cell>
          <table:table-cell table:style-name="ce15" office:value-type="string" calcext:value-type="string">
            <text:p>Per impostare il numero di campionamenti nel caso in cui si rappresenti una fun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size &lt;0.-1.&gt;,&lt;0.-1.&gt;</text:p>
          </table:table-cell>
          <table:table-cell table:style-name="ce15" office:value-type="string" calcext:value-type="string">
            <text:p>Per settare la dimensione (in percentuale) in larghezza e in altezza --&gt; E' utile per <text:span text:style-name="T1">multiplot</text:span>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set term postscript eps enhanced "stile_carattere" &lt;dimensione_carattere&gt;</text:p>
          </table:table-cell>
          <table:table-cell table:style-name="ce15" office:value-type="string" calcext:value-type="string">
            <text:p>Per settare il terminale in modo da poter salvare le immagini in formato eps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erm wxt enhanced</text:p>
          </table:table-cell>
          <table:table-cell table:style-name="ce15" office:value-type="string" calcext:value-type="string">
            <text:p>Per settare il tipo di terminale (?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title 'title'</text:p>
          </table:table-cell>
          <table:table-cell table:style-name="ce15" office:value-type="string" calcext:value-type="string">
            <text:p>Per settare il titolo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label 'xlabel'</text:p>
          </table:table-cell>
          <table:table-cell table:style-name="ce15" office:value-type="string" calcext:value-type="string">
            <text:p>Per settare l'etichetta per 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range [inizio:fine]</text:p>
          </table:table-cell>
          <table:table-cell table:style-name="ce15" office:value-type="string" calcext:value-type="string">
            <text:p>Per settare l'intervallo sull'asse x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&lt;origine&gt;,&lt;passo&gt;</text:p>
          </table:table-cell>
          <table:table-cell table:style-name="ce15" office:value-type="string" calcext:value-type="string">
            <text:p>Per settare, per uno dei tre assi, il punto di partenza e il passo della partizion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xtics/ytics/ztics auto</text:p>
          </table:table-cell>
          <table:table-cell table:style-name="ce15" office:value-type="string" calcext:value-type="string">
            <text:p>Per reimpostare la modalità default per la suddivisione degli assi (<text:span text:style-name="T3">IMPORTANTE!!!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label 'ylabel'</text:p>
          </table:table-cell>
          <table:table-cell table:style-name="ce15" office:value-type="string" calcext:value-type="string">
            <text:p>Per settare l'etichetta per 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 yrange [inizio:fine]</text:p>
          </table:table-cell>
          <table:table-cell table:style-name="ce15" office:value-type="string" calcext:value-type="string">
            <text:p>Per settare l'intervallo sull'asse 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grid</text:p>
          </table:table-cell>
          <table:table-cell table:style-name="ce15" office:value-type="string" calcext:value-type="string">
            <text:p>Per attivare/disattivare la grigli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key</text:p>
          </table:table-cell>
          <table:table-cell table:style-name="ce15" office:value-type="string" calcext:value-type="string">
            <text:p>Per attivare/disattivare la legend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et/unset multiplot</text:p>
          </table:table-cell>
          <table:table-cell table:style-name="ce15" office:value-type="string" calcext:value-type="string">
            <text:p>Per attivare/disattivare la creazione di più grafici in un'unica finestra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</text:p>
          </table:table-cell>
          <table:table-cell table:style-name="ce15" office:value-type="string" calcext:value-type="string">
            <text:p>Abbreviazione per <text:span text:style-name="T1">splot</text:span>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splot</text:p>
          </table:table-cell>
          <table:table-cell table:style-name="ce15" office:value-type="string" calcext:value-type="string">
            <text:p>Per realizzare grafici in 3D (la sintassi è la stessa di <text:span text:style-name="T1">plot</text:span>) (vedi anche <text:span text:style-name="T1">spl</text:span>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title 'legenda' [opzione per <text:span text:style-name="T1">plot</text:span>]</text:p>
          </table:table-cell>
          <table:table-cell table:style-name="ce15" office:value-type="string" calcext:value-type="string">
            <text:p>Per settare la legenda --&gt; Di default, l'etichetta per ogni grafico è il nome del file da cui prov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 [opzione per <text:span text:style-name="T1">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using &lt;colonna_x&gt;:&lt;colonna_y&gt;:&lt;colonna_z&gt; [opzione per <text:span text:style-name="T1">splot</text:span>]</text:p>
          </table:table-cell>
          <table:table-cell table:style-name="ce15" office:value-type="string" calcext:value-type="string">
            <text:p>Per specificare le colonne che contengono i dati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w l [opzione per <text:span text:style-name="T1">plot</text:span>]</text:p>
          </table:table-cell>
          <table:table-cell table:style-name="ce15" office:value-type="string" calcext:value-type="string">
            <text:p>Per plottare i dati tramite una linea continua (di default i dati vengono rappresentati separati) <text:s text:c="10"/>(w l = with lines)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with pm3d [opzione per <text:span text:style-name="T1">splot</text:span>]</text:p>
          </table:table-cell>
          <table:table-cell table:style-name="ce15" office:value-type="string" calcext:value-type="string">
            <text:p>Per rappresentare superfici colorate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x,y</text:p>
          </table:table-cell>
          <table:table-cell table:style-name="ce15" office:value-type="string" calcext:value-type="string">
            <text:p>Variabili predefinite per la rappresentazione di funzioni in 2D o 3D</text:p>
          </table:table-cell>
          <table:table-cell table:number-columns-repeated="1022"/>
        </table:table-row>
        <table:table-row table:style-name="ro5" table:number-rows-repeated="5">
          <table:table-cell table:style-name="ce9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ors" table:style-name="ta2">
        <table:table-column table:style-name="co8" table:default-cell-style-name="ce2"/>
        <table:table-column table:style-name="co6" table:default-cell-style-name="ce2"/>
        <table:table-column table:style-name="co11" table:number-columns-repeated="2" table:default-cell-style-name="ce2"/>
        <table:table-column table:style-name="co7" table:number-columns-repeated="1019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struzione</text:p>
          </table:table-cell>
          <table:table-cell table:style-name="ce1" office:value-type="string" calcext:value-type="string">
            <text:p>Spiegazione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plus&lt;T&gt;</text:p>
          </table:table-cell>
          <table:table-cell table:style-name="ce36" office:value-type="string" calcext:value-type="string">
            <text:p><text:s/>Addi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inus&lt;T&gt;</text:p>
          </table:table-cell>
          <table:table-cell table:style-name="ce4" office:value-type="string" calcext:value-type="string">
            <text:p><text:s/>Subtrac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ultiplies&lt;T&gt;</text:p>
          </table:table-cell>
          <table:table-cell table:style-name="ce4" office:value-type="string" calcext:value-type="string">
            <text:p><text:s/>Multiplicat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divides&lt;T&gt;</text:p>
          </table:table-cell>
          <table:table-cell table:style-name="ce4" office:value-type="string" calcext:value-type="string">
            <text:p><text:s/>Divisi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modulus&lt;T&gt;</text:p>
          </table:table-cell>
          <table:table-cell table:style-name="ce4" office:value-type="string" calcext:value-type="string">
            <text:p><text:s/>Modulus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egate&lt;T&gt;</text:p>
          </table:table-cell>
          <table:table-cell table:style-name="ce4" office:value-type="string" calcext:value-type="string">
            <text:p><text:s/>Negative (U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equal_to&lt;T&gt;</text:p>
          </table:table-cell>
          <table:table-cell table:style-name="ce4" office:value-type="string" calcext:value-type="string">
            <text:p><text:s/>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not_equal_to&lt;T&gt;</text:p>
          </table:table-cell>
          <table:table-cell table:style-name="ce4" office:value-type="string" calcext:value-type="string">
            <text:p><text:s/>non-equality comparison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greater, less, greater_equal, less_equa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and&lt;T&gt;</text:p>
          </table:table-cell>
          <table:table-cell table:style-name="ce4" office:value-type="string" calcext:value-type="string">
            <text:p><text:s/>Logical AND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or&lt;T&gt;</text:p>
          </table:table-cell>
          <table:table-cell table:style-name="ce4" office:value-type="string" calcext:value-type="string">
            <text:p><text:s/>Logical OR (Binary)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logical_not&lt;T&gt;</text:p>
          </table:table-cell>
          <table:table-cell table:style-name="ce4" office:value-type="string" calcext:value-type="string">
            <text:p><text:s/>Logical NOT (Binary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" table:style-name="ta2">
        <table:table-column table:style-name="co7" table:number-columns-repeated="1023" table:default-cell-style-name="ce84"/>
        <table:table-column table:style-name="co3" table:default-cell-style-name="ce84"/>
        <table:table-row table:style-name="ro1">
          <table:table-cell>
            <draw:frame table:end-cell-address="Include.L19" table:end-x="44.7pt" table:end-y="13.95pt" draw:z-index="0" draw:name="Immagine 1" draw:style-name="gr1" draw:text-style-name="P1" svg:width="702.57pt" svg:height="283.95pt" svg:x="2.13pt" svg:y="0pt">
              <draw:image xlink:href="Pictures/10000200000003370000019AED0853E7A8DD7F4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&lt;memory&gt;: per utilizzare smart poi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unctional&gt;: per introdurre functors importanti per gli algoritmi della std library, bind, 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"mpi.h" : per utilizzare M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omp.h&gt; : per utilizzare Open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stlib&gt;: per utilizzare <text:span text:style-name="T14">exit()</text:span>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kefile" table:style-name="ta2">
        <table:table-column table:style-name="co8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<text:s/>-</text:p>
          </table:table-cell>
          <table:table-cell table:style-name="ce33" office:value-type="string" calcext:value-type="string">
            <text:p>Prima di un qualsiasi comando, fa sì che make non si interrompa nel caso di erro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-n, -just-print</text:p>
          </table:table-cell>
          <table:table-cell table:style-name="ce15" office:value-type="string" calcext:value-type="string">
            <text:p>Per stampare a video le azioni che solitamente vengono eseguite da make senza però eseguir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@</text:p>
          </table:table-cell>
          <table:table-cell table:style-name="ce15" office:value-type="string" calcext:value-type="string">
            <text:p>Prima di un qualsiasi comando, fa sì che non venga stampata a video l'istru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\</text:p>
          </table:table-cell>
          <table:table-cell table:style-name="ce15" office:value-type="string" calcext:value-type="string">
            <text:p>Per andare a capo all'interno del makefi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<text:s/>\</text:p>
          </table:table-cell>
          <table:table-cell table:style-name="ce15" office:value-type="string" calcext:value-type="string">
            <text:p>Prima di un qualsiasi comando, fa sì che make non si interrompa nel caso di alias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./autogen.sh</text:p>
          </table:table-cell>
          <table:table-cell table:style-name="ce22" office:value-type="string" calcext:value-type="string">
            <text:p>Per generare l'eseguibile configur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./configure --help</text:p>
          </table:table-cell>
          <table:table-cell table:style-name="ce23" office:value-type="string" calcext:value-type="string">
            <text:p>Per mostrare tutte le possibili flag che si possono specificare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.PHONY</text:p>
          </table:table-cell>
          <table:table-cell table:style-name="ce15" office:value-type="string" calcext:value-type="string">
            <text:p>Variabile per indicare target che non dipendono da alcun file --&gt; all, clean, distclean --&gt; Serve per evitare casini nel caso in cui si dovesse creare un file nominandolo "clean" per esempio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.SUFFIXES</text:p>
          </table:table-cell>
          <table:table-cell table:style-name="ce15" office:value-type="string" calcext:value-type="string">
            <text:p>Target speciale che contiene la lista di dipendenza dei file nelle regole implicite --&gt; .out dipende da .a, .a dipende da .o …</text:p>
          </table:table-cell>
          <table:table-cell table:number-columns-repeated="1022"/>
        </table:table-row>
        <table:table-row table:style-name="ro2">
          <table:table-cell table:style-name="ce40" office:value-type="string" calcext:value-type="string">
            <text:p>$?</text:p>
          </table:table-cell>
          <table:table-cell table:style-name="ce13" office:value-type="string" calcext:value-type="string">
            <text:p>The name of all prerequisites newer than the target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$(variable)</text:p>
          </table:table-cell>
          <table:table-cell table:style-name="ce13" office:value-type="string" calcext:value-type="string">
            <text:p>To deferentiate a variable</text:p>
          </table:table-cell>
          <table:table-cell table:number-columns-repeated="1022"/>
        </table:table-row>
        <table:table-row table:style-name="ro2">
          <table:table-cell table:style-name="ce41" office:value-type="string" calcext:value-type="string">
            <text:p>$@</text:p>
          </table:table-cell>
          <table:table-cell table:style-name="ce23" office:value-type="string" calcext:value-type="string">
            <text:p>Nella rule, indica il target (i.e. what is on the left of colo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$^</text:p>
          </table:table-cell>
          <table:table-cell table:style-name="ce23" office:value-type="string" calcext:value-type="string">
            <text:p>Nella rule, indica tutte le dipendenz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$&lt;</text:p>
          </table:table-cell>
          <table:table-cell table:style-name="ce23" office:value-type="string" calcext:value-type="string">
            <text:p>Nella rule, indica la prima dipendenza --&gt; La prima cosa che c'è a destra di ":"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$$</text:p>
          </table:table-cell>
          <table:table-cell table:style-name="ce15" office:value-type="string" calcext:value-type="string">
            <text:p>Per deferenziare una variabile di shell --&gt; per esempio, per deferenziare l'indice di un ciclo fo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CC</text:p>
          </table:table-cell>
          <table:table-cell table:style-name="ce15" office:value-type="string" calcext:value-type="string">
            <text:p>The C compiler (gcc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CFLAGS</text:p>
          </table:table-cell>
          <table:table-cell table:style-name="ce23" office:value-type="string" calcext:value-type="string">
            <text:p>Flags for the C compiler</text:p>
          </table:table-cell>
          <table:table-cell table:number-columns-repeated="1022"/>
        </table:table-row>
        <table:table-row table:style-name="ro3">
          <table:table-cell table:style-name="ce39" office:value-type="string" calcext:value-type="string">
            <text:p>CMakeCache.txt</text:p>
          </table:table-cell>
          <table:table-cell table:style-name="ce22" office:value-type="string" calcext:value-type="string">
            <text:p>File in cui vengono settate molte delle variabili utilizzate da Cmake, è utile nel caso in cui ci sia qualcosa da sistema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CPP</text:p>
          </table:table-cell>
          <table:table-cell table:style-name="ce15" office:value-type="string" calcext:value-type="string">
            <text:p>The C preprocessor ($(GCC) -E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PPFLAGS</text:p>
          </table:table-cell>
          <table:table-cell table:style-name="ce23" office:value-type="string" calcext:value-type="string">
            <text:p>Flags for the C preprocesso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XX</text:p>
          </table:table-cell>
          <table:table-cell table:style-name="ce23" office:value-type="string" calcext:value-type="string">
            <text:p>The c++ compiler (g++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XXFLAGS</text:p>
          </table:table-cell>
          <table:table-cell table:style-name="ce23" office:value-type="string" calcext:value-type="string">
            <text:p>Flags for the c++ compil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FC</text:p>
          </table:table-cell>
          <table:table-cell table:style-name="ce15" office:value-type="string" calcext:value-type="string">
            <text:p>The Fortran compiler (gfortra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FLAGS</text:p>
          </table:table-cell>
          <table:table-cell table:style-name="ce23" office:value-type="string" calcext:value-type="string">
            <text:p>flags for the Fortran compiler</text:p>
          </table:table-cell>
          <table:table-cell table:number-columns-repeated="1022"/>
        </table:table-row>
        <table:table-row table:style-name="ro4">
          <table:table-cell table:style-name="ce18" office:value-type="string" calcext:value-type="string">
            <text:p>filter --&gt; exe_sources=$(filter main%.cpp,$(SRCS))</text:p>
          </table:table-cell>
          <table:table-cell table:style-name="ce17" office:value-type="string" calcext:value-type="string">
            <text:p>Prendiamo tutti i file presenti nella variabile SRCS che contengono la stringa "main%.cpp" (ossia che contengono "main" e ".cpp" più eventualmente qualcos'altro indicato con %) e li poniamo nella variabile exe_sources --&gt; eseguiamo un filtro dei file</text:p>
          </table:table-cell>
          <table:table-cell table:number-columns-repeated="1022"/>
        </table:table-row>
        <table:table-row table:style-name="ro3">
          <table:table-cell table:style-name="ce39" office:value-type="string" calcext:value-type="string">
            <text:p>filter-out --&gt; LIB_OBJS=$(filter-out main%.o test%.o,$(OBJS))</text:p>
          </table:table-cell>
          <table:table-cell table:style-name="ce22" office:value-type="string" calcext:value-type="string">
            <text:p>Prendiamo tutti i file presenti nella variabile OBJS che non contengano "main"&amp;".o" oppure "test"&amp;."o" e li poniamo nella variabile LIB_OBJS --&gt; agisce al contrario di <text:span text:style-name="T1">filter</text:span>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ifeq($(&lt;VAR&gt;), value) … else … endif</text:p>
          </table:table-cell>
          <table:table-cell table:style-name="ce13" office:value-type="string" calcext:value-type="string">
            <text:p>Conditional construct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include &lt;nome_makefile&gt;</text:p>
          </table:table-cell>
          <table:table-cell table:style-name="ce15" office:value-type="string" calcext:value-type="string">
            <text:p>Serve per includere un altro makefile --&gt; make interrompe l'esecuzione del makefile in cui ci troviamo per eseguire quello incluso --&gt; nel caso l'incluso non dovesse esistere, errore (<text:span text:style-name="T1">vedi -</text:span>)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D_LIBRARY_PATH+=:dir1:dir2</text:p>
          </table:table-cell>
          <table:table-cell table:style-name="ce17" office:value-type="string" calcext:value-type="string">
            <text:p>Variabile che contiene i percorsi alle cartelle in cui il loader va a cercare le shared libraries --&gt; serve per aggiungere un nuovo percorso al cammino di ricerca del loade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DFLAGS</text:p>
          </table:table-cell>
          <table:table-cell table:style-name="ce23" office:value-type="string" calcext:value-type="string">
            <text:p>Flags for the linker (not for indicating libraries!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LDLIBS</text:p>
          </table:table-cell>
          <table:table-cell table:style-name="ce15" office:value-type="string" calcext:value-type="string">
            <text:p>To indicate libraries to be loaded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MAKE</text:p>
          </table:table-cell>
          <table:table-cell table:style-name="ce15" office:value-type="string" calcext:value-type="string">
            <text:p>E' una macro utile se all'interno di un makefile si desidera eseguire un'altra istruzione di make --&gt; Se dovesse capitare, usarla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-f &lt;nome_makefile&gt;</text:p>
          </table:table-cell>
          <table:table-cell table:style-name="ce23" office:value-type="string" calcext:value-type="string">
            <text:p><text:s/>-f si utilizza nel caso in cui il makefile avesse un nome diverso da "makefile" o "Makefile"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ke -p -n -f /dev/null &gt; rules.txt</text:p>
          </table:table-cell>
          <table:table-cell table:style-name="ce23" office:value-type="string" calcext:value-type="string">
            <text:p>Per vedere le regole implicite utilizzate da mak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&gt;</text:p>
          </table:table-cell>
          <table:table-cell table:style-name="ce13" office:value-type="string" calcext:value-type="string">
            <text:p>Without specifying anything, make executes just the first target in the make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MACRO&gt;=”&lt;value&gt;”</text:p>
          </table:table-cell>
          <table:table-cell table:style-name="ce13" office:value-type="string" calcext:value-type="string">
            <text:p>To overwrite a macro when calling the Makefile; note the use of “”, which are not needed within the Make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make &lt;target&gt;</text:p>
          </table:table-cell>
          <table:table-cell table:style-name="ce13" office:value-type="string" calcext:value-type="string">
            <text:p>To execute a specific target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ake CXXFLAGS=-ggdb</text:p>
          </table:table-cell>
          <table:table-cell table:style-name="ce23" office:value-type="string" calcext:value-type="string">
            <text:p>Compiliamo in modalità debugging indipendentemente da quello che c'è scritto nel makefile (sovrascriviamo la variabile CXXFLAGS)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module load autotools</text:p>
          </table:table-cell>
          <table:table-cell table:style-name="ce22" office:value-type="string" calcext:value-type="string">
            <text:p>Modulo necessario per utilizzare Cmak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OBJS = $(SRCS:.cpp=.o)</text:p>
          </table:table-cell>
          <table:table-cell table:style-name="ce13" office:value-type="string" calcext:value-type="string">
            <text:p>Take all the files in SRCS and copy them in OBJS converting .cpp in .o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patsubst --&gt; OBJ=$(patsubst %.cpp, %.o, $(SRC))</text:p>
          </table:table-cell>
          <table:table-cell table:style-name="ce23" office:value-type="string" calcext:value-type="string">
            <text:p>Prendiamo tutti i file presenti nella variabile SRC che hanno estensione .cpp, li rinominiamo con lo stesso nome ma estensione .o e li poniamo in OBJ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pwd</text:p>
          </table:table-cell>
          <table:table-cell table:style-name="ce22" office:value-type="string" calcext:value-type="string">
            <text:p>Variabile contenente il percorso alla cartella attua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RM</text:p>
          </table:table-cell>
          <table:table-cell table:style-name="ce15" office:value-type="string" calcext:value-type="string">
            <text:p>Command to remove files (rm -f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AR?=valore</text:p>
          </table:table-cell>
          <table:table-cell table:style-name="ce23" office:value-type="string" calcext:value-type="string">
            <text:p>Il "?=" fa in modo che la variabile venga definita in quel modo solo se non è già stata definita dall'utent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PATH</text:p>
          </table:table-cell>
          <table:table-cell table:style-name="ce15" office:value-type="string" calcext:value-type="string">
            <text:p>Variabile per indicare il percorso alla cartella in cui make deve andare a cercare i fil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vpath &lt;prerequisites&gt; &lt;directory&gt;</text:p>
          </table:table-cell>
          <table:table-cell table:style-name="ce13" office:value-type="string" calcext:value-type="string">
            <text:p>Tells make to search for &lt;prerequisites&gt; in the folder &lt;directory&gt;, e.g. vpath %.hpp ./include</text:p>
          </table:table-cell>
          <table:table-cell table:number-columns-repeated="1022"/>
        </table:table-row>
        <table:table-row table:style-name="ro2">
          <table:table-cell table:style-name="ce9" office:value-type="string" calcext:value-type="string">
            <text:p>wildcard → HEADERS = $(wildcard *.hpp)</text:p>
          </table:table-cell>
          <table:table-cell table:style-name="ce13" office:value-type="string" calcext:value-type="string">
            <text:p>To consider all the files in the current directory with extension .hpp</text:p>
          </table:table-cell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I" table:style-name="ta2">
        <table:table-column table:style-name="co8" table:default-cell-style-name="ce2"/>
        <table:table-column table:style-name="co6" table:default-cell-style-name="ce2"/>
        <table:table-column table:style-name="co12" table:default-cell-style-name="ce2"/>
        <table:table-column table:style-name="co7" table:number-columns-repeated="1020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#include "mpi.h"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14" office:value-type="string" calcext:value-type="string">
            <text:p>MPI_Abort(comm, errorcode) / MPI_Abort()</text:p>
          </table:table-cell>
          <table:table-cell table:style-name="ce15" office:value-type="string" calcext:value-type="string">
            <text:p>Termina tutti i processi che appartengono a comm / Termina tutti i processi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Allgather(&amp;sendbuffer, sendcount, senddatatype, &amp;recvbuffer, recvcount, recvdatatype, comm)</text:p>
          </table:table-cell>
          <table:table-cell table:style-name="ce15" office:value-type="string" calcext:value-type="string">
            <text:p>Variante di <text:span text:style-name="T1">MPI_Gather</text:span>: è equivalente a <text:span text:style-name="T1">MPI_Gather + MPI_Bcast </text:span>--&gt; Nota: il puntatore a ciò che inviamo e quello a ciò che riceviamo può essere lo stesso (viene sovrascritto)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Allreduce(&amp;sendbuffer, &amp;recvbuffer, count, datatype, op, comm)</text:p>
          </table:table-cell>
          <table:table-cell table:style-name="ce15" office:value-type="string" calcext:value-type="string">
            <text:p>Variante di <text:span text:style-name="T1">MPI_Reduce</text:span>: invio i dati ad un processo (non so quale), questo esegue le operazioni e il risultato viene trasmesso a tutti i processi --&gt; A differenza di MPI_Reduce, ora tutti conoscono il risultato, non solo il processo che ha eseguito i conti --&gt; E' equivalente a <text:span text:style-name="T1">MPI_Reduce + MPI_Bcast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SOURCE</text:p>
          </table:table-cell>
          <table:table-cell table:style-name="ce15" office:value-type="string" calcext:value-type="string">
            <text:p>Variabile che può essere utilizzata in MPI_Recv-&gt;source per ricevere da qualsiasi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ANY_TAG</text:p>
          </table:table-cell>
          <table:table-cell table:style-name="ce15" office:value-type="string" calcext:value-type="string">
            <text:p>Nel caso in cui non ci interessasse il tag da attribuire/attribuito ad un messaggi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Barrier(comm)</text:p>
          </table:table-cell>
          <table:table-cell table:style-name="ce15" office:value-type="string" calcext:value-type="string">
            <text:p>Blocca i processi di un gruppo fino a quando tutti non hanno raggiunto la barriera --&gt; E' modo per sincronizzare le CPU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Bcast(&amp;buffer, count, datatype, root, comm)</text:p>
          </table:table-cell>
          <table:table-cell table:style-name="ce15" office:value-type="string" calcext:value-type="string">
            <text:p>Per fare in modo che root invii un messaggio a tutti gli altri processi di comm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Comm_rank(comm, &amp;rank)</text:p>
          </table:table-cell>
          <table:table-cell table:style-name="ce15" office:value-type="string" calcext:value-type="string">
            <text:p>Ritorna il numero del processo in cui ci troviamo relativamente al comm a cui appartiene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size(comm, &amp;size)</text:p>
          </table:table-cell>
          <table:table-cell table:style-name="ce15" office:value-type="string" calcext:value-type="string">
            <text:p>Ritorna il numero di processi presenti in comm --&gt; <text:span text:style-name="T1">Nota:</text:span> in ogni gruppo, gli indici dei processi partono da zero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COMM_WORLD</text:p>
          </table:table-cell>
          <table:table-cell table:style-name="ce15" office:value-type="string" calcext:value-type="string">
            <text:p>Variabile che indica il gruppo (communicator) che contiene tutti i processi --&gt; <text:span text:style-name="T5">Notazione:</text:span> in genere nei vari comandi, comm = MPI_COMM_WORLD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Finalize()</text:p>
          </table:table-cell>
          <table:table-cell table:style-name="ce15" office:value-type="string" calcext:value-type="string">
            <text:p>Comando che termina un programma MPI --&gt; <text:span text:style-name="T1">Nota:</text:span> dopo questa istruzione, nessun'altra istruzione MPI può essere invoca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Gather(&amp;sendbuffer, sendcount, senddatatype, &amp;recvbuffer, recvcount, recvdatatype, root, comm)</text:p>
          </table:table-cell>
          <table:table-cell table:style-name="ce15" office:value-type="string" calcext:value-type="string">
            <text:p>Esegue l'operazione opposta di <text:span text:style-name="T1">MPI_Scatter </text:span>--&gt; <text:span text:style-name="T3">Importante!</text:span> I vari sottovettori vengono assemblati in ordine di ID del processo da cui provengon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Get_count(&amp;status, type, &amp;count)</text:p>
          </table:table-cell>
          <table:table-cell table:style-name="ce15" office:value-type="string" calcext:value-type="string">
            <text:p>Per sapere il numero (salvato in count) di elementi ricevuti dato lo status del messaggio (vedi <text:span text:style-name="T1">MPI_Recv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(&amp;argc, &amp;argv)</text:p>
          </table:table-cell>
          <table:table-cell table:style-name="ce15" office:value-type="string" calcext:value-type="string">
            <text:p>Comando da eseguire prima di ogni altro comando MPI --&gt; <text:span text:style-name="T1">Nota:</text:span> va chiamato una ed una sola volta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nitialized(&amp;flag)</text:p>
          </table:table-cell>
          <table:table-cell table:style-name="ce15" office:value-type="string" calcext:value-type="string">
            <text:p>Restituisce MPI_SUCCESS a seconda che MPI_Init sia stato chiamato o meno (vedi <text:span text:style-name="T1">MPI_Init</text:span>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Irecv(&amp;buffer, count, datatype, source, tag, comm, &amp;request)</text:p>
          </table:table-cell>
          <table:table-cell table:style-name="ce15" office:value-type="string" calcext:value-type="string">
            <text:p>Per ricevere, non-blocking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Isend(&amp;buffer, count, datatype, dest, tag, comm, &amp;request)</text:p>
          </table:table-cell>
          <table:table-cell table:style-name="ce15" office:value-type="string" calcext:value-type="string">
            <text:p>Per inviare, non-blocking --&gt; request è una variabile di tipo<text:span text:style-name="T6"> MPI_REQUEST</text:span> --&gt; <text:span text:style-name="T3">Attenzione!</text:span> Non modificare i dati inviati prima che siano stati effettivamente ricevuti dal receiver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MIN, MPI_MAX, MPI_SUM, MPI_PROD</text:p>
          </table:table-cell>
          <table:table-cell table:style-name="ce15" office:value-type="string" calcext:value-type="string">
            <text:p>Esempi di MPI_Op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Recv(&amp;buffer, count, datatype, source, tag, comm, &amp;status)</text:p>
          </table:table-cell>
          <table:table-cell table:style-name="ce15" office:value-type="string" calcext:value-type="string">
            <text:p>Per ricevere --&gt; <text:span text:style-name="T1">Nota:</text:span> status è una struct che contiene informazioni riguardanti il messaggio: numero elementi, processore che lo ha inviato, tag …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Reduce(&amp;sendbuffer, &amp;recvbuffer, count, datatype, op, root, comm)</text:p>
          </table:table-cell>
          <table:table-cell table:style-name="ce15" office:value-type="string" calcext:value-type="string">
            <text:p>Per fare in modo che root riceva dati da tutti gli altri processi del gruppo, li salvi in recvbuffer ed esegua un'operazione op (op è di tipo <text:span text:style-name="T6">MPI_Op</text:span>)<text:span text:style-name="T6"> </text:span>--&gt; <text:span text:style-name="T1">Nota:</text:span> solo root conosce il risultato, il risultato viene salvato solo in questo processo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Scatter(&amp;sendbuffer, sendcount, senddatatype, &amp;recvbuffer, recvcount, recvdatatype, root, comm)</text:p>
          </table:table-cell>
          <table:table-cell table:style-name="ce15" office:value-type="string" calcext:value-type="string">
            <text:p>Istruzione per dividere un vettore contenuto in root in più sottovettori da inviare agli altri processi del gruppo --&gt; <text:span text:style-name="T1">Nota:</text:span> anche root si tiene una porzione del vettore --&gt; <text:span text:style-name="T3">Importante!</text:span> I vari sottovettori vengono assegnati in ordine di ID dei processi a cui vengono inviati</text:p>
          </table:table-cell>
          <table:table-cell table:number-columns-repeated="1022"/>
        </table:table-row>
        <table:table-row table:style-name="ro6">
          <table:table-cell table:style-name="ce14" office:value-type="string" calcext:value-type="string">
            <text:p>MPI_Send(&amp;buffer, count, datatype, dest, tag, comm)</text:p>
          </table:table-cell>
          <table:table-cell table:style-name="ce15" office:value-type="string" calcext:value-type="string">
            <text:p>Per inviare --&gt; <text:span text:style-name="T3">Importante:</text:span> se il send è blocking, MPI preserva l'ordine dei messaggi ma non la fairness, se il send è non-blocking, non garantisce né l'ordine né la fairness --&gt; Se il vettore da inviare è piccolo: viene copiato ed inviato quando il receiver sarà pronto (non-blocking), se il vettore è grande: il sender attende che il receiver sia pronto (blocking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Sendrecv( … )</text:p>
          </table:table-cell>
          <table:table-cell table:style-name="ce15" office:value-type="string" calcext:value-type="string">
            <text:p>Per inviare e ricevere --&gt; I paramentri sono gli stessi di <text:span text:style-name="T1">MPI_Send</text:span> e <text:span text:style-name="T1">MPI_Recv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SUCCESS</text:p>
          </table:table-cell>
          <table:table-cell table:style-name="ce15" office:value-type="string" calcext:value-type="string">
            <text:p>Valore restituito da ogni comando MPI --&gt; <text:span text:style-name="T1">Nota:</text:span> può essere raccolto o meno, viene restituitoin quanto in C non sono presenti le exception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(&amp;request, &amp;flag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non-blocking, restituisce flag (1 = completata, 0 = non completata) e status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Testall(count, &amp;array_of_request, &amp;flag, &amp;array_of_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tutte le request sono state completate, 0 altrimenti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Testany(count, &amp;array_of_request, &amp;index, &amp;flag, &amp;status)</text:p>
          </table:table-cell>
          <table:table-cell table:style-name="ce15" office:value-type="string" calcext:value-type="string">
            <text:p>Variante di <text:span text:style-name="T1">MPI_Test</text:span>: count è il numero di request presenti nel vettore, restituisce 1 se almeno una request è stata completata, 0 altrimenti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(&amp;request, &amp;status)</text:p>
          </table:table-cell>
          <table:table-cell table:style-name="ce15" office:value-type="string" calcext:value-type="string">
            <text:p>Per sapere se un'istruzione (send o recv) non-blocking è stata completata --&gt; <text:span text:style-name="T1">Nota:</text:span> questa istruzione è blocking, blocca il processo finchè l'altra operazione non è stata eseguita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MPI_Waitall(count, &amp;array_of_request, &amp;array_of_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tutte le request non vengono completate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MPI_Waitany(count, &amp;array_of_request, &amp;index, &amp;status)</text:p>
          </table:table-cell>
          <table:table-cell table:style-name="ce15" office:value-type="string" calcext:value-type="string">
            <text:p>Variante di <text:span text:style-name="T1">MPI_Wait</text:span>: count è il numero di request presenti nel vettore, blocchiamo il programma finchè non viene completata una request --&gt; index contiene l'indice dell'operazione completata, in caso contrario è di tipo <text:span text:style-name="T6">MPI_UNDEFINED</text:span>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_Wtime()</text:p>
          </table:table-cell>
          <table:table-cell table:style-name="ce15" office:value-type="string" calcext:value-type="string">
            <text:p>Restituisce il tempo di esecuzione trascorso per il processo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mpicc</text:p>
          </table:table-cell>
          <table:table-cell table:style-name="ce15" office:value-type="string" calcext:value-type="string">
            <text:p>Compiler per MPI</text:p>
          </table:table-cell>
          <table:table-cell table:number-columns-repeated="1022"/>
        </table:table-row>
        <table:table-row table:style-name="ro1" table:number-rows-repeated="4">
          <table:table-cell table:style-name="ce14" table:number-columns-repeated="2"/>
          <table:table-cell table:number-columns-repeated="1022"/>
        </table:table-row>
        <table:table-row table:style-name="ro1" table:number-rows-repeated="30">
          <table:table-cell table:style-name="ce42" table:number-columns-repeated="2"/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Parser" table:style-name="ta2">
        <table:table-column table:style-name="co1" table:default-cell-style-name="ce2"/>
        <table:table-column table:style-name="co6" table:default-cell-style-name="ce2"/>
        <table:table-column table:style-name="co7" table:number-columns-repeated="1021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#include "muParser.h"</text:p>
          </table:table-cell>
          <table:table-cell table:style-name="ce15" office:value-type="string" calcext:value-type="string">
            <text:p>Per includere la libreri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Code()</text:p>
          </table:table-cell>
          <table:table-cell table:style-name="ce15" office:value-type="string" calcext:value-type="string">
            <text:p>Restituisce la parte di codice in cui è presente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Expr()</text:p>
          </table:table-cell>
          <table:table-cell table:style-name="ce15" office:value-type="string" calcext:value-type="string">
            <text:p>Espressione che muParser ha cercato di valutar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Msg()</text:p>
          </table:table-cell>
          <table:table-cell table:style-name="ce15" office:value-type="string" calcext:value-type="string">
            <text:p>Messaggio d'errore dell'exception lanciat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Pos()</text:p>
          </table:table-cell>
          <table:table-cell table:style-name="ce15" office:value-type="string" calcext:value-type="string">
            <text:p>Restituisce la posizione nel codice in cui è avvenuto l'errore (???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exception&gt;.GetToken()</text:p>
          </table:table-cell>
          <table:table-cell table:style-name="ce15" office:value-type="string" calcext:value-type="string">
            <text:p>???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ClearVar()</text:p>
          </table:table-cell>
          <table:table-cell table:style-name="ce15" office:value-type="string" calcext:value-type="string">
            <text:p>Per cancellare tutte le variabili definite in precedenza --&gt; viene chiamato nel costruttore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&lt;nome_parser&gt;.DefineVar(&lt;nome1&gt;, &amp;&lt;nome2&gt;)</text:p>
          </table:table-cell>
          <table:table-cell table:style-name="ce15" office:value-type="string" calcext:value-type="string">
            <text:p>Definire una variabile in parser che verrà poi valutata --&gt; nome1 = nome della variabile all'interno di parser, nome2 = nome della variabile a cui si riferisce nel programm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Eval()</text:p>
          </table:table-cell>
          <table:table-cell table:style-name="ce15" office:value-type="string" calcext:value-type="string">
            <text:p>Per valutare l'espressione settata in precedenz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&lt;nome_parser&gt;.SetExpr(&lt;stringa_espressione&gt;)</text:p>
          </table:table-cell>
          <table:table-cell table:style-name="ce15" office:value-type="string" calcext:value-type="string">
            <text:p>Per definire l'espressione da valutare --&gt; l'espressione va passata come stringa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~muParserInterface()</text:p>
          </table:table-cell>
          <table:table-cell table:style-name="ce15" office:value-type="string" calcext:value-type="string">
            <text:p>Distruttore che chiama <text:span text:style-name="T1">ClearVar()</text:span>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ouble operator()(&lt;parametri&gt;)</text:p>
          </table:table-cell>
          <table:table-cell table:style-name="ce15" office:value-type="string" calcext:value-type="string">
            <text:p>Riceve in ingresso gli argomenti per le variabili e valuta l'espressione in corrispondenza di tali argoment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 &lt;nome_oggetto&gt;</text:p>
          </table:table-cell>
          <table:table-cell table:style-name="ce15" office:value-type="string" calcext:value-type="string">
            <text:p>Per creare un oggetto (parser) di tipo Parse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mu::Parser, string, variabili</text:p>
          </table:table-cell>
          <table:table-cell table:style-name="ce15" office:value-type="string" calcext:value-type="string">
            <text:p>Sono gli attributi della classe muParserInterface --&gt; le variabili vanno modificate a seconda della esigenze --&gt; di conseguenza vanno modificati anche gli altri metodi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::Parser::exception_type</text:p>
          </table:table-cell>
          <table:table-cell table:style-name="ce15" office:value-type="string" calcext:value-type="string">
            <text:p>Exception lanciata da mu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 &amp; operator=(muParserInterface const &amp; mpi)</text:p>
          </table:table-cell>
          <table:table-cell table:style-name="ce15" office:value-type="string" calcext:value-type="string">
            <text:p>Assignment operato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)</text:p>
          </table:table-cell>
          <table:table-cell table:style-name="ce15" office:value-type="string" calcext:value-type="string">
            <text:p>Costruttore di default, definisce solamente le variabili del parser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const std::string &amp; e)</text:p>
          </table:table-cell>
          <table:table-cell table:style-name="ce15" office:value-type="string" calcext:value-type="string">
            <text:p>Costruttore che chiama il default e setta l'espressione (cioè la string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muParserInterface(muParserInterface const &amp; mpi)</text:p>
          </table:table-cell>
          <table:table-cell table:style-name="ce15" office:value-type="string" calcext:value-type="string">
            <text:p>Copy constructor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namespace MuParserInterface</text:p>
          </table:table-cell>
          <table:table-cell table:style-name="ce15" office:value-type="string" calcext:value-type="string">
            <text:p>Namespace in cui è contenuta la classe --&gt; utilizzare "using namespace MuParserInterface" nel main (se necessario)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printMuException(mu::Parser::exception_type &amp; e)</text:p>
          </table:table-cell>
          <table:table-cell table:style-name="ce15" office:value-type="string" calcext:value-type="string">
            <text:p>Funzione esterna (non fa parte della classe muParserInterface) per stampare l'errore in modo comprensibile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void set_expressione(const std::string &amp; s)</text:p>
          </table:table-cell>
          <table:table-cell table:style-name="ce15" office:value-type="string" calcext:value-type="string">
            <text:p>Setta l'espressione una volta che l'oggetto è già stato inizializzato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" table:style-name="ta1">
        <table:table-column table:style-name="co1" table:default-cell-style-name="ce2"/>
        <table:table-column table:style-name="co6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es_string( … )</text:p>
          </table:table-cell>
          <table:table-cell table:style-name="ce12" office:value-type="string" calcext:value-type="string">
            <text:p>If you want to update a ggplot object within a for loop, use <text:span text:style-name="T1">aes_string</text:span> instead of <text:span text:style-name="T1">aes</text:span> → otherwise, only the last iteration would be persisten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c( elements ), r( elements )</text:p>
          </table:table-cell>
          <table:table-cell table:style-name="ce12" office:value-type="string" calcext:value-type="string">
            <text:p>To create column or row vectors; the elements must be separated by comma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 → data = data.frame(scan)</text:p>
          </table:table-cell>
          <table:table-cell table:style-name="ce12" office:value-type="string" calcext:value-type="string">
            <text:p>To create a matrix from the data imported with <text:span text:style-name="T1">scan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(vector,data.frame1)</text:p>
          </table:table-cell>
          <table:table-cell table:style-name="ce12" office:value-type="string" calcext:value-type="string">
            <text:p>To create a data.frame starting from different vectors and/or other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ata.frame[i,j], data.frame[,j], data.frame[i,], data.frame[i:k,j]</text:p>
          </table:table-cell>
          <table:table-cell table:style-name="ce12" office:value-type="string" calcext:value-type="string">
            <text:p>How to extract an element, an entire column, an entire row or a set of rows from a data.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for (variable in sequence) { … } → e.g. for (i in 1:10)</text:p>
          </table:table-cell>
          <table:table-cell table:style-name="ce12" office:value-type="string" calcext:value-type="string">
            <text:p>Syntax for for loo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line()</text:p>
          </table:table-cell>
          <table:table-cell table:style-name="ce12" office:value-type="string" calcext:value-type="string">
            <text:p>To plot solid black straight lines connecting the points → available aes: x, y, alpha, colour, linetype, size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>
            <text:p>geom_point()</text:p>
          </table:table-cell>
          <table:table-cell table:style-name="ce12" office:value-type="string" calcext:value-type="string">
            <text:p>To plot the point previously defined in a <text:span text:style-name="T1">ggplot</text:span> object → since we do not specify neither the data or the aesthetics, the ones defined in a previous layer of the plot are used → available aestetics: x, y, alpha, colour, fill, shape, size, stroke → If you want to add new points to an existing plot: use geom_point(data=data,aes(...)) or put aes before the data (in this case, the “data” keyword is not necessary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“alpha”)</text:p>
          </table:table-cell>
          <table:table-cell table:style-name="ce12" office:value-type="string" calcext:value-type="string">
            <text:p>To set the opacity for all points → alpha is in [0,1]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alpha = &lt;z&gt;)</text:p>
          </table:table-cell>
          <table:table-cell table:style-name="ce12" office:value-type="string" calcext:value-type="string">
            <text:p>To tune the opacity of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'color')</text:p>
          </table:table-cell>
          <table:table-cell table:style-name="ce12" office:value-type="string" calcext:value-type="string">
            <text:p>To plot all the points with the same colou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color = &lt;z&gt;)</text:p>
          </table:table-cell>
          <table:table-cell table:style-name="ce12" office:value-type="string" calcext:value-type="string">
            <text:p>To color the points accordingly to a third variable → it's like plot 3D data in a 2D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point(data,aes(x=&lt;x&gt;,y=&lt;y&gt;))</text:p>
          </table:table-cell>
          <table:table-cell table:style-name="ce12" office:value-type="string" calcext:value-type="string">
            <text:p>To add new points to the plot different from the previously plotted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point(size = factor(&lt;z&gt;))</text:p>
          </table:table-cell>
          <table:table-cell table:style-name="ce12" office:value-type="string" calcext:value-type="string">
            <text:p>To plot points whose size is determined by the value of a discrete variable &lt;z&gt; → factor needed to convert the values assumed by a discrete variable into categorie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geom_smooth()</text:p>
          </table:table-cell>
          <table:table-cell table:style-name="ce12" office:value-type="string" calcext:value-type="string">
            <text:p>To plot a line interpolating the point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eom_smooth(span = “span”)</text:p>
          </table:table-cell>
          <table:table-cell table:style-name="ce12" office:value-type="string" calcext:value-type="string">
            <text:p>To plot a line interpolating the points tuning the number of points used for local regressions → span in [0,1], greater the span greater the number of points employed in local regressions, so smoother the curv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ggplot → do_plot = ggplot(data,aes(x=&lt;x&gt;,y=&lt;y&gt;))</text:p>
          </table:table-cell>
          <table:table-cell table:style-name="ce12" office:value-type="string" calcext:value-type="string">
            <text:p>To create a ggplot object → df is a data.frame, aes are the aesthetics → these are usefull if we have a data.frame with more than two fields so to select which field actually plo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df[,1])</text:p>
          </table:table-cell>
          <table:table-cell table:style-name="ce12" office:value-type="string" calcext:value-type="string">
            <text:p>To extract the number of rows (i.e. data) of a datafram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length(vector)</text:p>
          </table:table-cell>
          <table:table-cell table:style-name="ce12" office:value-type="string" calcext:value-type="string">
            <text:p>To get the length of a vecto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module load R</text:p>
          </table:table-cell>
          <table:table-cell table:style-name="ce12" office:value-type="string" calcext:value-type="string">
            <text:p>To load the R module on EPFL cluster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df('name.pdf',height=h,width=w)</text:p>
          </table:table-cell>
          <table:table-cell table:style-name="ce12" office:value-type="string" calcext:value-type="string">
            <text:p>To give a name to the plot and specify height and width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print( object )</text:p>
          </table:table-cell>
          <table:table-cell table:style-name="ce12" office:value-type="string" calcext:value-type="string">
            <text:p>To print a variable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 –-no-save [&lt; input_file] [&gt; output_file]</text:p>
          </table:table-cell>
          <table:table-cell table:style-name="ce12" office:value-type="string" calcext:value-type="string">
            <text:p>To run a R script → The “--no-save” option tells R not to save the workspace before exit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read.table → data = read.table(file,header=TRUE/FALSE)</text:p>
          </table:table-cell>
          <table:table-cell table:style-name="ce12" office:value-type="string" calcext:value-type="string">
            <text:p>To import a table, the output is a data.frame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le_&lt;property&gt;_discrete(name=”...”, breaks=c(...), labels=c(...))</text:p>
          </table:table-cell>
          <table:table-cell table:style-name="ce12" office:value-type="string" calcext:value-type="string">
            <text:p>To set the title of the legend, the labels (option labels) and the values originally assigned to &lt;property&gt; (breaks option) → If you just want to reorder the labels, do not use labels option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colour_colorblind()</text:p>
          </table:table-cell>
          <table:table-cell table:style-name="ce12" office:value-type="string" calcext:value-type="string">
            <text:p>To employ a colour scale colorblind-friendly (colorblind = daltonico)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cale_x_log10(breaks=vector), scale_y_log10(breaks=vector)</text:p>
          </table:table-cell>
          <table:table-cell table:style-name="ce12" office:value-type="string" calcext:value-type="string">
            <text:p>To make logarithmic plots specifying the values to show on the axis (breaks option)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scan → l = scan(file,skip=n,sep=”character”)</text:p>
          </table:table-cell>
          <table:table-cell table:style-name="ce12" office:value-type="string" calcext:value-type="string">
            <text:p>To scan a file → file is the name of the file, skip is the number of lines to skip before starting reading the file, sep is the delimiter between inputs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eq(start,stop,step)</text:p>
          </table:table-cell>
          <table:table-cell table:style-name="ce12" office:value-type="string" calcext:value-type="string">
            <text:p>To create a vector of number from start to stop with a given step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string</text:p>
          </table:table-cell>
          <table:table-cell table:style-name="ce12" office:value-type="string" calcext:value-type="string">
            <text:p>For a generic string: you can use both <text:span text:style-name="T1">“”</text:span> or <text:span text:style-name="T1">''</text:span>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theme_bw(), theme_grey()</text:p>
          </table:table-cell>
          <table:table-cell table:style-name="ce12" office:value-type="string" calcext:value-type="string">
            <text:p>To employ a white or grey background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xlab('string'), ylab('string')</text:p>
          </table:table-cell>
          <table:table-cell table:style-name="ce12" office:value-type="string" calcext:value-type="string">
            <text:p>To label the axis</text:p>
          </table:table-cell>
          <table:table-cell table:number-columns-repeated="1022"/>
        </table:table-row>
        <table:table-row table:style-name="ro1" table:number-rows-repeated="13">
          <table:table-cell table:style-name="ce3" table:number-columns-repeated="2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" table:style-name="ta2">
        <table:table-column table:style-name="co8" table:default-cell-style-name="ce84"/>
        <table:table-column table:style-name="co6" table:default-cell-style-name="ce84"/>
        <table:table-column table:style-name="co13" table:default-cell-style-name="ce84"/>
        <table:table-column table:style-name="co7" table:number-columns-repeated="7" table:default-cell-style-name="ce84"/>
        <table:table-column table:style-name="co14" table:default-cell-style-name="ce84"/>
        <table:table-column table:style-name="co7" table:number-columns-repeated="1012" table:default-cell-style-name="ce84"/>
        <table:table-column table:style-name="co3" table:default-cell-style-name="ce84"/>
        <table:table-row table:style-name="ro1">
          <table:table-cell table:style-name="ce83" office:value-type="string" calcext:value-type="string">
            <text:p>Istruzione</text:p>
          </table:table-cell>
          <table:table-cell table:style-name="ce83" office:value-type="string" calcext:value-type="string">
            <text:p>Spiegazione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./nome_eseguibile &gt; nome_file.txt 2&gt;&amp;1</text:p>
          </table:table-cell>
          <table:table-cell table:style-name="ce107" office:value-type="string" calcext:value-type="string">
            <text:p>Per girare un eseguibile e redirigere STDOUT e STDERR su un file txt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(vi) :q</text:p>
          </table:table-cell>
          <table:table-cell table:style-name="ce107" office:value-type="string" calcext:value-type="string">
            <text:p>Per uscir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(vi) :w</text:p>
          </table:table-cell>
          <table:table-cell table:style-name="ce107" office:value-type="string" calcext:value-type="string">
            <text:p>Per salvare il fil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(vi) a</text:p>
          </table:table-cell>
          <table:table-cell table:style-name="ce107" office:value-type="string" calcext:value-type="string">
            <text:p>Per poter scrivere sul file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[ ! -e &lt;file_name&gt; ]</text:p>
          </table:table-cell>
          <table:table-cell table:style-name="ce102" office:value-type="string" calcext:value-type="string">
            <text:p>If condition to check if a file does actually exist</text:p>
          </table:table-cell>
          <table:table-cell table:number-columns-repeated="1022"/>
        </table:table-row>
        <table:table-row table:style-name="ro5">
          <table:table-cell table:style-name="ce115" office:value-type="string" calcext:value-type="string">
            <text:p>/dev/null</text:p>
          </table:table-cell>
          <table:table-cell table:style-name="ce107" office:value-type="string" calcext:value-type="string">
            <text:p>E' il device nullo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/usr/bin/time</text:p>
          </table:table-cell>
          <table:table-cell table:style-name="ce103" office:value-type="string" calcext:value-type="string">
            <text:p>To use the “real” time command and not the shell built-in one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\</text:p>
          </table:table-cell>
          <table:table-cell table:style-name="ce107" office:value-type="string" calcext:value-type="string">
            <text:p>Per andare a capo</text:p>
          </table:table-cell>
          <table:table-cell table:number-columns-repeated="1022"/>
        </table:table-row>
        <table:table-row table:style-name="ro15">
          <table:table-cell table:style-name="ce103" office:value-type="string" calcext:value-type="string">
            <text:p>#!/bin/bash</text:p>
          </table:table-cell>
          <table:table-cell table:style-name="ce102" office:value-type="string" calcext:value-type="string">
            <text:p>It has to be put in the first line of a text file to make it a bash script → Then we have to make the script executable by changing the permission with chmod u+x &lt;script.sh&gt;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$?</text:p>
          </table:table-cell>
          <table:table-cell table:style-name="ce107" office:value-type="string" calcext:value-type="string">
            <text:p>Variabile speciale che contiene il valore restituito dall'ultimo comando lanciato (tutti i comandi restituiscono un 'return value' compreso tra 0 e 255)</text:p>
          </table:table-cell>
          <table:table-cell table:number-columns-repeated="1022"/>
        </table:table-row>
        <table:table-row table:style-name="ro5">
          <table:table-cell table:style-name="ce102" office:value-type="string" calcext:value-type="string">
            <text:p>${#array[@]}</text:p>
          </table:table-cell>
          <table:table-cell table:style-name="ce102" office:value-type="string" calcext:value-type="string">
            <text:p>To find array length</text:p>
          </table:table-cell>
          <table:table-cell table:number-columns-repeated="1022"/>
        </table:table-row>
        <table:table-row table:style-name="ro5">
          <table:table-cell table:style-name="ce102" office:value-type="string" calcext:value-type="string">
            <text:p>${array[index]}</text:p>
          </table:table-cell>
          <table:table-cell table:style-name="ce102" office:value-type="string" calcext:value-type="string">
            <text:p>To deferentiate an element of an array; use * to deferentiate the entire vector; the index start from zer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alias</text:p>
          </table:table-cell>
          <table:table-cell table:style-name="ce113" office:value-type="string" calcext:value-type="string">
            <text:p>Permette di visualizzare gli alias creati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alias &lt;nome_nuovo_comando&gt;='&lt;vecchio_comando&gt;'</text:p>
          </table:table-cell>
          <table:table-cell table:style-name="ce113" office:value-type="string" calcext:value-type="string">
            <text:p>Permette di creare comandi personalizzati --&gt; è importante non lasciare spazi prima e dopo "="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anycommand &gt; myfile</text:p>
          </table:table-cell>
          <table:table-cell table:style-name="ce105" office:value-type="string" calcext:value-type="string">
            <text:p><text:s text:c="2"/>redirects the output of anycommand writing it to a file called myfile</text:p>
          </table:table-cell>
          <table:table-cell table:number-columns-repeated="1022"/>
        </table:table-row>
        <table:table-row table:style-name="ro15">
          <table:table-cell table:style-name="ce105" office:value-type="string" calcext:value-type="string">
            <text:p>anycommand &gt;&gt; myfile</text:p>
          </table:table-cell>
          <table:table-cell table:style-name="ce105" office:value-type="string" calcext:value-type="string">
            <text:p><text:s/>appends the output of anycommand to a file called myfile --&gt; "&gt;" = se non esiste il file, lo creo, se esite, lo sovrascrivo , "&gt;&gt;" = se non esiste il filo, lo creo, se esiste, aggiungo in fondo l'output del comando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array=(value1 value2 …)</text:p>
          </table:table-cell>
          <table:table-cell table:style-name="ce102" office:value-type="string" calcext:value-type="string">
            <text:p>To declare an array, values can be everything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at</text:p>
          </table:table-cell>
          <table:table-cell table:style-name="ce113" office:value-type="string" calcext:value-type="string">
            <text:p>Permette di far eseguire un programma ad una data/ora specificata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batch</text:p>
          </table:table-cell>
          <table:table-cell table:style-name="ce113" office:value-type="string" calcext:value-type="string">
            <text:p>Permette di far eseguire il programma quando il load average scende sotto una determinata soglia (default = 0.8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al -y <text:s/></text:p>
          </table:table-cell>
          <table:table-cell table:style-name="ce105" office:value-type="string" calcext:value-type="string">
            <text:p><text:s/>free calendar, courtesy unix</text:p>
          </table:table-cell>
          <table:table-cell table:number-columns-repeated="1022"/>
        </table:table-row>
        <table:table-row table:style-name="ro8">
          <table:table-cell table:style-name="ce113" office:value-type="string" calcext:value-type="string">
            <text:p>case $&lt;nome_var&gt; in</text:p>
            <text:p>*) &lt;comando&gt; ;;</text:p>
            <text:p>*) &lt;comando&gt; ;;</text:p>
            <text:p>esac</text:p>
          </table:table-cell>
          <table:table-cell table:style-name="ce113" office:value-type="string" calcext:value-type="string">
            <text:p>Controllo case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cat &lt;file_name&gt; | wc -l</text:p>
          </table:table-cell>
          <table:table-cell table:style-name="ce103" office:value-type="string" calcext:value-type="string">
            <text:p>To extract the number of lines of a f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cat &lt;nome_file&gt;</text:p>
          </table:table-cell>
          <table:table-cell table:style-name="ce107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d</text:p>
          </table:table-cell>
          <table:table-cell table:style-name="ce105" office:value-type="string" calcext:value-type="string">
            <text:p><text:s/>change directory to your home directory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d -</text:p>
          </table:table-cell>
          <table:table-cell table:style-name="ce105" office:value-type="string" calcext:value-type="string">
            <text:p><text:s/>change directory to the last directory you were in before changing to wherever you are now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d /scratch/user</text:p>
          </table:table-cell>
          <table:table-cell table:style-name="ce105" office:value-type="string" calcext:value-type="string">
            <text:p><text:s/>change directory to user on scratch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d ~</text:p>
          </table:table-cell>
          <table:table-cell table:style-name="ce105" office:value-type="string" calcext:value-type="string">
            <text:p>change directory to your home directory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chgrp –-reference=&lt;reference_file&gt; &lt;file&gt;</text:p>
          </table:table-cell>
          <table:table-cell table:style-name="ce103" office:value-type="string" calcext:value-type="string">
            <text:p>To change the group of &lt;file&gt; to the group of &lt;reference_file&gt;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chgrp &lt;new_group&gt; &lt;file&gt;</text:p>
          </table:table-cell>
          <table:table-cell table:style-name="ce103" office:value-type="string" calcext:value-type="string">
            <text:p>To change the group which the file belongs t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chmod &lt;0-7,0-7,0-7&gt; &lt;nome_file&gt;</text:p>
          </table:table-cell>
          <table:table-cell table:style-name="ce113" office:value-type="string" calcext:value-type="string">
            <text:p>Modificare i diritti di lettura/modifica/eseguibilità per un certo utente per un certo file (metodo assoluto)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chmod &lt;u,g,o,a&gt; &lt;+,-&gt; &lt;r,w,x&gt; &lt;nome_file&gt;</text:p>
          </table:table-cell>
          <table:table-cell table:style-name="ce113" office:value-type="string" calcext:value-type="string">
            <text:p>Modificare i diritti di lettura/modifica/eseguibilità per un certo utente per un certo file (metodo relativo) --&gt; Posso anche inserire più utenti o più azioni contemporaneamente (separati da una virgola, es: u+x,g+w,o-x)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chromium &lt;html_file&gt;</text:p>
          </table:table-cell>
          <table:table-cell table:style-name="ce103" office:value-type="string" calcext:value-type="string">
            <text:p>To open an HTML file with Chrom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clear</text:p>
          </table:table-cell>
          <table:table-cell table:style-name="ce107" office:value-type="string" calcext:value-type="string">
            <text:p>Per pulire la schermata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comando &gt; nome_file.txt</text:p>
          </table:table-cell>
          <table:table-cell table:style-name="ce113" office:value-type="string" calcext:value-type="string">
            <text:p>STDUOT è rediretto nel file nome_file.txt --&gt; non mostra l'output del programma a video ma lo salva in nome_file.txt</text:p>
          </table:table-cell>
          <table:table-cell table:style-name="ce104"/>
          <table:table-cell table:number-columns-repeated="1021"/>
        </table:table-row>
        <table:table-row table:style-name="ro9">
          <table:table-cell table:style-name="ce105" office:value-type="string" calcext:value-type="string">
            <text:p>comando1 | comando2</text:p>
          </table:table-cell>
          <table:table-cell table:style-name="ce113" office:value-type="string" calcext:value-type="string">
            <text:p>Pipeline --&gt; consente di concatenare lo STDOUT di comando1 con STDIN di comando2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p –r &lt;dir&gt; &lt;newdir&gt;</text:p>
          </table:table-cell>
          <table:table-cell table:style-name="ce105" office:value-type="string" calcext:value-type="string">
            <text:p><text:s text:c="2"/>copies the whole directory dir to newdir. <text:s/>–r must be specified to copy directory contents recursively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cp &lt;myfile&gt; &lt;myfile2&gt;</text:p>
          </table:table-cell>
          <table:table-cell table:style-name="ce105" office:value-type="string" calcext:value-type="string">
            <text:p><text:s text:c="2"/>copies myfile to myfile2. <text:s/>if myfile2 exists, this will overwrite it!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cut &lt;file_name&gt; -d “delimeter” -f &lt;field&gt;</text:p>
          </table:table-cell>
          <table:table-cell table:style-name="ce102" office:value-type="string" calcext:value-type="string">
            <text:p>Take a file containing data stored by columns, specify the delimiter between columns and extract the column you want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ate <text:s/></text:p>
          </table:table-cell>
          <table:table-cell table:style-name="ce105" office:value-type="string" calcext:value-type="string">
            <text:p><text:s/>shows the current date and tim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ate &gt; timestamp <text:s/></text:p>
          </table:table-cell>
          <table:table-cell table:style-name="ce105" office:value-type="string" calcext:value-type="string">
            <text:p><text:s/>redirects the output of the date command to a file in the current directory called timestamp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ate &gt;&gt; timestamp</text:p>
          </table:table-cell>
          <table:table-cell table:style-name="ce105" office:value-type="string" calcext:value-type="string">
            <text:p><text:s/>appends the current time and date to a file called timestamp. creates the file if it doesn’t exist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ate | grep Tue</text:p>
          </table:table-cell>
          <table:table-cell table:style-name="ce105" office:value-type="string" calcext:value-type="string">
            <text:p><text:s text:c="2"/>displays any line in the output of the date command that matches the pattern Tue. (is it Tuesday?)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df -h</text:p>
          </table:table-cell>
          <table:table-cell table:style-name="ce107" office:value-type="string" calcext:value-type="string">
            <text:p>Per avere informazioni sull'uso della memoria (e.g. partitions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du –h --max-depth=1</text:p>
          </table:table-cell>
          <table:table-cell table:style-name="ce105" office:value-type="string" calcext:value-type="string">
            <text:p><text:s/>run this in your home directory to see how much space you are using. don’t exceed 5GB</text:p>
          </table:table-cell>
          <table:table-cell table:number-columns-repeated="1022"/>
        </table:table-row>
        <table:table-row table:style-name="ro15">
          <table:table-cell table:style-name="ce110" office:value-type="string" calcext:value-type="string">
            <text:p>echo -e -n</text:p>
          </table:table-cell>
          <table:table-cell table:style-name="ce107" office:value-type="string" calcext:value-type="string">
            <text:p>"-e" per abilitare backslash escape (es: per andare a capo, possiamo utilizzare "\n"), "-n" per non ritornare la linea di comando (è utile in coppia con <text:span text:style-name="T11">read</text:span>)</text:p>
          </table:table-cell>
          <table:table-cell table:number-columns-repeated="1022"/>
        </table:table-row>
        <table:table-row table:style-name="ro5">
          <table:table-cell table:style-name="ce102" office:value-type="string" calcext:value-type="string">
            <text:p>echo &lt;variable&gt;/&lt;string&gt; &gt;&gt; &lt;file_name&gt;</text:p>
          </table:table-cell>
          <table:table-cell table:style-name="ce102" office:value-type="string" calcext:value-type="string">
            <text:p>To print something on a f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cho $NOME_VARIABILE</text:p>
          </table:table-cell>
          <table:table-cell table:style-name="ce113" office:value-type="string" calcext:value-type="string">
            <text:p>Mostra a video il valore della variabile ("$" serve per deferenziare, senza stampiamo a video NOME_VARIABILE)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echo $SHELL</text:p>
          </table:table-cell>
          <table:table-cell table:style-name="ce103" office:value-type="string" calcext:value-type="string">
            <text:p>To know which is the current shell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macs -nw &lt;nome_file&gt; &amp;</text:p>
          </table:table-cell>
          <table:table-cell table:style-name="ce113" office:value-type="string" calcext:value-type="string">
            <text:p>Apre un file (già esistente) con emacs in modalità solo lettura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macs &lt;nome_file&gt; &amp;</text:p>
          </table:table-cell>
          <table:table-cell table:style-name="ce105" office:value-type="string" calcext:value-type="string">
            <text:p>Apre un file (già esistente o nuovo) con emacs (&amp; = nuovo processo)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env</text:p>
          </table:table-cell>
          <table:table-cell table:style-name="ce107" office:value-type="string" calcext:value-type="string">
            <text:p>Mostra tutte le variabili d'ambiente con i rispettivi valori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env | grep &lt;stringa&gt;</text:p>
          </table:table-cell>
          <table:table-cell table:style-name="ce107" office:value-type="string" calcext:value-type="string">
            <text:p>Per cercare qualcosa nelle variabili d'ambiente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exit</text:p>
          </table:table-cell>
          <table:table-cell table:style-name="ce102" office:value-type="string" calcext:value-type="string">
            <text:p>To exit (useful for example in a <text:span text:style-name="T11">if</text:span> instruction)</text:p>
          </table:table-cell>
          <table:table-cell table:number-columns-repeated="1022"/>
        </table:table-row>
        <table:table-row table:style-name="ro15">
          <table:table-cell table:style-name="ce107" office:value-type="string" calcext:value-type="string">
            <text:p>export EDITOR="gedit"</text:p>
          </table:table-cell>
          <table:table-cell table:style-name="ce107" office:value-type="string" calcext:value-type="string">
            <text:p>Per impostare gedit come text editor predefinito (per esempio per i commit message di git) (possiamo scriverlo nel file .bashrc di modo da non doverlo fare ogni volta)</text:p>
          </table:table-cell>
          <table:table-cell table:style-name="ce104"/>
          <table:table-cell table:number-columns-repeated="1021"/>
        </table:table-row>
        <table:table-row table:style-name="ro15">
          <table:table-cell table:style-name="ce107" office:value-type="string" calcext:value-type="string">
            <text:p>export mkPrefix=/u/geo2/sw/ <text:s text:c="70"/>source /u/geo2/sw/System/mkConfig.sh</text:p>
          </table:table-cell>
          <table:table-cell table:style-name="ce107" office:value-type="string" calcext:value-type="string">
            <text:p>Questi comandi presenti nel file .bashrc consentono di caricare tutto il sistema moduli (importante per il <text:span text:style-name="T11">sistema di dipartimento</text:span>)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export NOME_VARIABILE=valore</text:p>
          </table:table-cell>
          <table:table-cell table:style-name="ce113" office:value-type="string" calcext:value-type="string">
            <text:p>Consente di creare o modificare una variabile --&gt; per convenzione, per i nomi delle variabili si usano solo caratteri maiuscoli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file &lt;nome_file&gt;</text:p>
          </table:table-cell>
          <table:table-cell table:style-name="ce107" office:value-type="string" calcext:value-type="string">
            <text:p>Per sapere l'estensione di un file e alcune informazioni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find ./ -name \*.&lt;estensione_file&gt; -exec gzip {} \;</text:p>
          </table:table-cell>
          <table:table-cell table:style-name="ce113" office:value-type="string" calcext:value-type="string">
            <text:p>Comprime tutti i file di una data estensione presenti nell'arborescenza a partire dalla cartella da cui si lancia il programma</text:p>
          </table:table-cell>
          <table:table-cell table:number-columns-repeated="1022"/>
        </table:table-row>
        <table:table-row table:style-name="ro8">
          <table:table-cell table:style-name="ce107" office:value-type="string" calcext:value-type="string">
            <text:p>find &lt;percorso_cartella&gt; -name &lt;nome_da_cercare&gt; <text:s text:c="24"/>-type &lt;d/f/l&gt; -xdev -mtime &lt;+/- numero_giorni&gt; <text:s text:c="34"/>-user &lt;nome_user&gt; -group &lt;nome_gruppo&gt; <text:s text:c="44"/>-exec &lt;comando&gt; \ <text:s text:c="92"/>-print</text:p>
          </table:table-cell>
          <table:table-cell table:style-name="ce107" office:value-type="string" calcext:value-type="string">
            <text:p>Comando find e tutte le possibili opzioni (vedi PACS/Seminari Informatici/unix2015.pdf slide 41) --&gt; -type: d = directory, f = file, l = link, -xdev: cerca solo nelle sottocartelle appartenenti allo stesso filesystem, -mtime: ricerca i file che hanno più (+) o meno (-) di numero_giorni, -user: ricerca solo i file appartenenti all'user, -group: ricerca solo i file appartenenti al gruppo, -exec: permette di eseguire un comando, il risultato della ricerca si indica con <text:span text:style-name="T11">{}</text:span>, -print: stampa il risultato della ricerca</text:p>
          </table:table-cell>
          <table:table-cell table:number-columns-repeated="1022"/>
        </table:table-row>
        <table:table-row table:style-name="ro8">
          <table:table-cell table:style-name="ce113" office:value-type="string" calcext:value-type="string">
            <text:p>for &lt;nome_var&gt; in &lt;lista&gt;</text:p>
            <text:p>do</text:p>
            <text:p>&lt;istruzioni $&lt;nome_var&gt;&gt;</text:p>
            <text:p>done</text:p>
          </table:table-cell>
          <table:table-cell table:style-name="ce113" office:value-type="string" calcext:value-type="string">
            <text:p>Ciclo for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free</text:p>
          </table:table-cell>
          <table:table-cell table:style-name="ce103" office:value-type="string" calcext:value-type="string">
            <text:p>To get info about system memory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gedit .bashrc &amp;</text:p>
          </table:table-cell>
          <table:table-cell table:style-name="ce113" office:value-type="string" calcext:value-type="string">
            <text:p>Permette di aprire (tramite gedit) il file .bashrc, file di configurazione letto dalla shell quando viene lanciata (il comando va eseguito all'inizio o comunque quando ci si trova alla radice) --&gt; così è possibile caricare i moduli automaticamente all'avvi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gedit &lt;nome_file&gt; &amp;</text:p>
          </table:table-cell>
          <table:table-cell table:style-name="ce113" office:value-type="string" calcext:value-type="string">
            <text:p>Apre un file (già esistente o nuovo) con gedit (&amp; = nuovo processo)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grep -ir “&lt;sentence&gt;” &lt;path&gt;</text:p>
          </table:table-cell>
          <table:table-cell table:style-name="ce103" office:value-type="string" calcext:value-type="string">
            <text:p>Find all occurrences of &lt;sentence&gt; within the files in &lt;path&gt;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grep &lt;pattern&gt; &lt;files&gt;</text:p>
          </table:table-cell>
          <table:table-cell table:style-name="ce105" office:value-type="string" calcext:value-type="string">
            <text:p><text:s/>searches for the pattern in files, and displays lines in those files matching the pattern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groups</text:p>
          </table:table-cell>
          <table:table-cell table:style-name="ce107" office:value-type="string" calcext:value-type="string">
            <text:p>Mostra i nomi dei gruppi del pc</text:p>
          </table:table-cell>
          <table:table-cell table:number-columns-repeated="1022"/>
        </table:table-row>
        <table:table-row table:style-name="ro5">
          <table:table-cell table:style-name="ce118" office:value-type="string" calcext:value-type="string">
            <text:p>gsettings list-recursively | grep -i gedit</text:p>
          </table:table-cell>
          <table:table-cell table:style-name="ce103" office:value-type="string" calcext:value-type="string">
            <text:p>To list the available settings for gedit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gsettings set &lt;option&gt; &lt;value&gt;</text:p>
          </table:table-cell>
          <table:table-cell table:style-name="ce103" office:value-type="string" calcext:value-type="string">
            <text:p>To modify a setting for gedit → see <text:span text:style-name="T11">gsettings list-recursively | grep -i gedit</text:span> for gedit setting list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gunzip &lt;file.gz&gt;</text:p>
          </table:table-cell>
          <table:table-cell table:style-name="ce10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103" office:value-type="string" calcext:value-type="string">
            <text:p>gzip -d &lt;file.gz&gt;</text:p>
          </table:table-cell>
          <table:table-cell table:style-name="ce103" office:value-type="string" calcext:value-type="string">
            <text:p>To uncompress a .gz archive</text:p>
          </table:table-cell>
          <table:table-cell table:number-columns-repeated="1022"/>
        </table:table-row>
        <table:table-row table:style-name="ro5">
          <table:table-cell table:style-name="ce110" office:value-type="string" calcext:value-type="string">
            <text:p>gzip &lt;nome_file&gt;</text:p>
          </table:table-cell>
          <table:table-cell table:style-name="ce107" office:value-type="string" calcext:value-type="string">
            <text:p>Per comprimere un file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head &lt;file_name&gt; -n &lt;k&gt;</text:p>
          </table:table-cell>
          <table:table-cell table:style-name="ce102" office:value-type="string" calcext:value-type="string">
            <text:p>To extract the k-th line from a fil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head &lt;new.txt&gt;</text:p>
          </table:table-cell>
          <table:table-cell table:style-name="ce105" office:value-type="string" calcext:value-type="string">
            <text:p><text:s text:c="2"/>displays first 10 lines of new.txt</text:p>
          </table:table-cell>
          <table:table-cell table:style-name="ce115"/>
          <table:table-cell table:number-columns-repeated="1021"/>
        </table:table-row>
        <table:table-row table:style-name="ro5">
          <table:table-cell table:style-name="ce113" office:value-type="string" calcext:value-type="string">
            <text:p>hostname</text:p>
          </table:table-cell>
          <table:table-cell table:style-name="ce113" office:value-type="string" calcext:value-type="string">
            <text:p>Variabile che contiene il nome del computer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id</text:p>
          </table:table-cell>
          <table:table-cell table:style-name="ce103" office:value-type="string" calcext:value-type="string">
            <text:p>Returns the name of the user and the groups he belongs to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If [ “$var” == “string” ] …</text:p>
          </table:table-cell>
          <table:table-cell table:style-name="ce102" office:value-type="string" calcext:value-type="string">
            <text:p>To compare strings in a <text:span text:style-name="T11">if</text:span> structure</text:p>
          </table:table-cell>
          <table:table-cell table:number-columns-repeated="1022"/>
        </table:table-row>
        <table:table-row table:style-name="ro10">
          <table:table-cell table:style-name="ce113" office:value-type="string" calcext:value-type="string">
            <text:p>if [ &lt;espressione&gt; ];</text:p>
            <text:p>then</text:p>
            <text:p>&lt;comando&gt;</text:p>
            <text:p>else</text:p>
            <text:p>&lt;comando2&gt;</text:p>
            <text:p>fi</text:p>
          </table:table-cell>
          <table:table-cell table:style-name="ce113" office:value-type="string" calcext:value-type="string">
            <text:p>Controllo if --&gt; E' importante lo spazio tra le parentesi quadre e la condizion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info &lt;nome_comando&gt;</text:p>
          </table:table-cell>
          <table:table-cell table:style-name="ce107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ldconfig</text:p>
          </table:table-cell>
          <table:table-cell table:style-name="ce107" office:value-type="string" calcext:value-type="string">
            <text:p>Serve per configurare i percorsi alle cartelle in cui il loader va a cercare le shared library --&gt; loggarsi come superuser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ldd &lt;nome_eseguibile&gt;</text:p>
          </table:table-cell>
          <table:table-cell table:style-name="ce107" office:value-type="string" calcext:value-type="string">
            <text:p>Restituisce tutte le shared library utilizzatea dall'eseguib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less &lt;nome_file&gt;</text:p>
          </table:table-cell>
          <table:table-cell table:style-name="ce105" office:value-type="string" calcext:value-type="string">
            <text:p>Per visualizzare un file direttamente da terminale</text:p>
          </table:table-cell>
          <table:table-cell table:number-columns-repeated="1022"/>
        </table:table-row>
        <table:table-row table:style-name="ro5">
          <table:table-cell table:style-name="ce103" office:value-type="string" calcext:value-type="string">
            <text:p>libreoffice –-calc &lt;nome_file&gt;</text:p>
          </table:table-cell>
          <table:table-cell table:style-name="ce130" office:value-type="string" calcext:value-type="string">
            <text:p>To open a file with LibreOffice Calc (useful for Ubuntu)</text:p>
          </table:table-cell>
          <table:table-cell table:number-columns-repeated="1022"/>
        </table:table-row>
        <table:table-row table:style-name="ro5">
          <table:table-cell table:style-name="ce103" office:value-type="string" calcext:value-type="string">
            <text:p>libreoffice –-writer &lt;nome_file&gt;</text:p>
          </table:table-cell>
          <table:table-cell table:style-name="ce130" office:value-type="string" calcext:value-type="string">
            <text:p>To open a file with LibreOffice Writer (useful for Ubuntu)</text:p>
          </table:table-cell>
          <table:table-cell table:style-name="ce104"/>
          <table:table-cell table:number-columns-repeated="1021"/>
        </table:table-row>
        <table:table-row table:style-name="ro5">
          <table:table-cell table:style-name="ce107" office:value-type="string" calcext:value-type="string">
            <text:p>ln -s &lt;nome_file&gt; &lt;nome_symbolic_link&gt;</text:p>
          </table:table-cell>
          <table:table-cell table:style-name="ce107" office:value-type="string" calcext:value-type="string">
            <text:p>Creare un symbolic link --&gt; è una sorta di puntatore ad un file, accedere al link è come accedere al file --&gt; Ricordarsi il "-s", è importante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locate &lt;nome_file&gt;</text:p>
          </table:table-cell>
          <table:table-cell table:style-name="ce107" office:value-type="string" calcext:value-type="string">
            <text:p>Per sapere dove si trova un fil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ls</text:p>
          </table:table-cell>
          <table:table-cell table:style-name="ce105" office:value-type="string" calcext:value-type="string">
            <text:p>lists contents of current directory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ls -a / ls --all</text:p>
          </table:table-cell>
          <table:table-cell table:style-name="ce107" office:value-type="string" calcext:value-type="string">
            <text:p>Visualizza tutto ciò che è presente nella cartella senza trascurare i file che iniziano con punto o doppio punto</text:p>
          </table:table-cell>
          <table:table-cell table:number-columns-repeated="1022"/>
        </table:table-row>
        <table:table-row table:style-name="ro11">
          <table:table-cell table:style-name="ce99" office:value-type="string" calcext:value-type="string">
            <text:p>ls -i</text:p>
          </table:table-cell>
          <table:table-cell table:style-name="ce103" office:value-type="string" calcext:value-type="string">
            <text:p>Besides listing the files in a folder, it also returns the relative i-numbers (i.e. the numbers of the inodes)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ls -t, ls -tr</text:p>
          </table:table-cell>
          <table:table-cell table:style-name="ce103" office:value-type="string" calcext:value-type="string">
            <text:p>To sort the output of ls by date with the most recent at top (-t) or at bottom (-tr)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ls –l <text:s/></text:p>
          </table:table-cell>
          <table:table-cell table:style-name="ce105" office:value-type="string" calcext:value-type="string">
            <text:p>lists contents of current directory with extra details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ls /home/user/*.txt</text:p>
          </table:table-cell>
          <table:table-cell table:style-name="ce107" office:value-type="string" calcext:value-type="string">
            <text:p>Visualizza tutti i .txt presenti in /home/user/ --&gt; tramite ls possiamo visualizzare i file non solo della cartella in cui ci troviam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man &lt;nome_comando&gt;</text:p>
          </table:table-cell>
          <table:table-cell table:style-name="ce105" office:value-type="string" calcext:value-type="string">
            <text:p>Per accedere alla manualistica riguardo un certo comando</text:p>
          </table:table-cell>
          <table:table-cell table:number-columns-repeated="1022"/>
        </table:table-row>
        <table:table-row table:style-name="ro15">
          <table:table-cell table:style-name="ce99" office:value-type="string" calcext:value-type="string">
            <text:p>mkdir -p &lt;dir&gt;</text:p>
          </table:table-cell>
          <table:table-cell table:style-name="ce103" office:value-type="string" calcext:value-type="string">
            <text:p>The -p option of mkdir specifies to create the directory only if it does not already exist; if, e.g., dir = foo/bar, if needed mkdir creates both foo and foo/bar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kdir &lt;mydir&gt;</text:p>
          </table:table-cell>
          <table:table-cell table:style-name="ce105" office:value-type="string" calcext:value-type="string">
            <text:p><text:s/>makes a directory called mydir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more /proc/cpuinfo</text:p>
          </table:table-cell>
          <table:table-cell table:style-name="ce113" office:value-type="string" calcext:value-type="string">
            <text:p>Informazioni sulla CPU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ore &lt;new.txt&gt;</text:p>
          </table:table-cell>
          <table:table-cell table:style-name="ce105" office:value-type="string" calcext:value-type="string">
            <text:p><text:s text:c="2"/>displays the contents of new.txt screen by screen. spacebar to pagedown, q to quit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v &lt;dir&gt; &lt;newdirname&gt;</text:p>
          </table:table-cell>
          <table:table-cell table:style-name="ce105" office:value-type="string" calcext:value-type="string">
            <text:p><text:s text:c="2"/>renames directory dir to newdirnam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v &lt;dir&gt; &lt;subdir&gt;</text:p>
          </table:table-cell>
          <table:table-cell table:style-name="ce105" office:value-type="string" calcext:value-type="string">
            <text:p><text:s/>moves the directory called dir to the directory called subdir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v &lt;myfile&gt; &lt;newlocdir&gt;</text:p>
          </table:table-cell>
          <table:table-cell table:style-name="ce105" office:value-type="string" calcext:value-type="string">
            <text:p><text:s text:c="2"/>moves myfile into the destination directory newlocdir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mv &lt;myfile&gt; &lt;newname&gt;</text:p>
          </table:table-cell>
          <table:table-cell table:style-name="ce105" office:value-type="string" calcext:value-type="string">
            <text:p><text:s text:c="2"/>renames file to newname. <text:s/>if a file called newname exists, this will overwrite it!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nano <text:s/></text:p>
          </table:table-cell>
          <table:table-cell table:style-name="ce105" office:value-type="string" calcext:value-type="string">
            <text:p><text:s/>opens a text editor. ^x means CTRL-x. this will exit nano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nano &lt;new.txt&gt;</text:p>
          </table:table-cell>
          <table:table-cell table:style-name="ce105" office:value-type="string" calcext:value-type="string">
            <text:p><text:s text:c="2"/>opens nano editing a file called new.txt</text:p>
          </table:table-cell>
          <table:table-cell table:number-columns-repeated="1022"/>
        </table:table-row>
        <table:table-row table:style-name="ro15">
          <table:table-cell table:style-name="ce113" office:value-type="string" calcext:value-type="string">
            <text:p>nice &lt;numero&gt; &lt;nome_programma&gt;</text:p>
          </table:table-cell>
          <table:table-cell table:style-name="ce113" office:value-type="string" calcext:value-type="string">
            <text:p>Permette di modificare la priorità del programma in fase di lancio (più la priorità è alta e meno risorse il programma riceverà dalla CPU, quindi andrà lento)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nome_programma &lt; nome_file.txt</text:p>
          </table:table-cell>
          <table:table-cell table:style-name="ce113" office:value-type="string" calcext:value-type="string">
            <text:p>STDIN è rediretto nel file nome_file.txt --&gt; permette di passare input al programma da file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nome_programma &gt; nome_file.txt 2&gt;&amp;1</text:p>
          </table:table-cell>
          <table:table-cell table:style-name="ce113" office:value-type="string" calcext:value-type="string">
            <text:p>STDOUT e STDERR sono rediretti nel file nome_file.txt --&gt; output ed errori non vengono mostrati a video ma salvati in nome_file.txt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nome_programma 2&gt; nome_file.txt</text:p>
          </table:table-cell>
          <table:table-cell table:style-name="ce113" office:value-type="string" calcext:value-type="string">
            <text:p>STDERR è redirettpo nel file nome_file.txt --&gt; non mostra gli errori a video ma li salva in nome_file.txt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octave –no-gui</text:p>
          </table:table-cell>
          <table:table-cell table:style-name="ce103" office:value-type="string" calcext:value-type="string">
            <text:p>To start Octave without GUI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PATH</text:p>
          </table:table-cell>
          <table:table-cell table:style-name="ce113" office:value-type="string" calcext:value-type="string">
            <text:p>Lista di cartelle in cui il sistema va a cercare i comandi --&gt; viene eseguita la prima istanza trovata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pdflatex &lt;nome_file.tex&gt; &amp;&amp; onlypdf</text:p>
          </table:table-cell>
          <table:table-cell table:style-name="ce107" office:value-type="string" calcext:value-type="string">
            <text:p>Per compilare un file latex in formato pdf --&gt; onlypdf è un alias, onlypdf = 'rm *.dvi *.aux *.log *.nav *.out *.snm *.toc'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printenv</text:p>
          </table:table-cell>
          <table:table-cell table:style-name="ce113" office:value-type="string" calcext:value-type="string">
            <text:p>Mostra a video l'ambiente di lavoro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printenv NOME_VAR_AMBIENTE</text:p>
          </table:table-cell>
          <table:table-cell table:style-name="ce113" office:value-type="string" calcext:value-type="string">
            <text:p>Mostra a video il valore di una variabile di ambiente --&gt; NON funziona con le variabili dichiarate dall'utente, per quelle usare echo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pwd <text:s/></text:p>
          </table:table-cell>
          <table:table-cell table:style-name="ce105" office:value-type="string" calcext:value-type="string">
            <text:p>prints working directory (prints to screen, ie displays the full path or your location on the filesystem)</text:p>
          </table:table-cell>
          <table:table-cell table:number-columns-repeated="1022"/>
        </table:table-row>
        <table:table-row table:style-name="ro5">
          <table:table-cell table:style-name="ce107" office:value-type="string" calcext:value-type="string">
            <text:p>read &lt;nome_var&gt;</text:p>
          </table:table-cell>
          <table:table-cell table:style-name="ce107" office:value-type="string" calcext:value-type="string">
            <text:p>Per leggere una variabile da standard input</text:p>
          </table:table-cell>
          <table:table-cell table:number-columns-repeated="1022"/>
        </table:table-row>
        <table:table-row table:style-name="ro5">
          <table:table-cell table:style-name="ce113" office:value-type="string" calcext:value-type="string">
            <text:p>renice &lt;numero&gt; &lt;nome_programma&gt;</text:p>
          </table:table-cell>
          <table:table-cell table:style-name="ce113" office:value-type="string" calcext:value-type="string">
            <text:p>Permette di modificare la priorità del programma in esecuzione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rm –f &lt;myfile&gt;</text:p>
          </table:table-cell>
          <table:table-cell table:style-name="ce105" office:value-type="string" calcext:value-type="string">
            <text:p><text:s text:c="2"/>removes myfile without asking you for confirmation. useful if using wildcards to remove files ***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rm –rf &lt;mydir&gt;</text:p>
          </table:table-cell>
          <table:table-cell table:style-name="ce105" office:value-type="string" calcext:value-type="string">
            <text:p><text:s text:c="2"/>this will delete directory mydir along with all its content without asking you for confirmation! ***</text:p>
          </table:table-cell>
          <table:table-cell table:number-columns-repeated="1022"/>
        </table:table-row>
        <table:table-row table:style-name="ro5">
          <table:table-cell table:style-name="ce105" office:value-type="string" calcext:value-type="string">
            <text:p>rm &lt;myfile&gt;</text:p>
          </table:table-cell>
          <table:table-cell table:style-name="ce105" office:value-type="string" calcext:value-type="string">
            <text:p><text:s text:c="2"/>removes file called myfile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rmdir &lt;mydir&gt;</text:p>
          </table:table-cell>
          <table:table-cell table:style-name="ce105" office:value-type="string" calcext:value-type="string">
            <text:p><text:s/>removes directory called mydir. <text:s/>mydir must be empty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eq &lt;start&gt; &lt;step&gt; &lt;stop&gt;</text:p>
          </table:table-cell>
          <table:table-cell table:style-name="ce103" office:value-type="string" calcext:value-type="string">
            <text:p>To create a sequence from start to stop with a certain step → useful for index in <text:span text:style-name="T11">for</text:span> loop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leep &lt;time&gt;</text:p>
          </table:table-cell>
          <table:table-cell table:style-name="ce103" office:value-type="string" calcext:value-type="string">
            <text:p>To make the terminal in stand-by for &lt;time&gt; seconds</text:p>
          </table:table-cell>
          <table:table-cell table:number-columns-repeated="1022"/>
        </table:table-row>
        <table:table-row table:style-name="ro15">
          <table:table-cell table:style-name="ce98" office:value-type="string" calcext:value-type="string">
            <text:p>sort -n &lt;file_name&gt;</text:p>
          </table:table-cell>
          <table:table-cell table:style-name="ce102" office:value-type="string" calcext:value-type="string">
            <text:p>Sort the lines of a file comparing according to string numerical valu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15">
          <table:table-cell table:style-name="ce98" office:value-type="string" calcext:value-type="string">
            <text:p>sort &lt;file_name&gt;</text:p>
          </table:table-cell>
          <table:table-cell table:style-name="ce102" office:value-type="string" calcext:value-type="string">
            <text:p>Sort the lines of a file → Note: after the comand is executed, unless the output is catched by another comand (pipeline) the file return unsorted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ssh &lt;servername&gt;</text:p>
          </table:table-cell>
          <table:table-cell table:style-name="ce105" office:value-type="string" calcext:value-type="string">
            <text:p><text:s text:c="2"/>goes to a different server. this could be queso, brie, or provolone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sh-add -l</text:p>
          </table:table-cell>
          <table:table-cell table:style-name="ce103" office:value-type="string" calcext:value-type="string">
            <text:p>To list all identities associated to key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sh-add &lt;path_to_key&gt;</text:p>
          </table:table-cell>
          <table:table-cell table:style-name="ce103" office:value-type="string" calcext:value-type="string">
            <text:p>To add a private key to the list of identitie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sh-keygen -t rsa</text:p>
          </table:table-cell>
          <table:table-cell table:style-name="ce103" office:value-type="string" calcext:value-type="string">
            <text:p>To create a private/public key pair (press ENTER for every entry); by default, the key is generated in ~/.ssh and it is name id_rsa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sh-keygen -t rsa -C “&lt;github_mail&gt;”</text:p>
          </table:table-cell>
          <table:table-cell table:style-name="ce103" office:value-type="string" calcext:value-type="string">
            <text:p>To generate a pair private/public key associated to a github account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STDIN (default = tastiera), STDOUT (video), STDERR (video)</text:p>
          </table:table-cell>
          <table:table-cell table:style-name="ce113" office:value-type="string" calcext:value-type="string">
            <text:p>Device di I/O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sudo &lt;comando&gt;</text:p>
          </table:table-cell>
          <table:table-cell table:style-name="ce107" office:value-type="string" calcext:value-type="string">
            <text:p>Per eseguire un comando come root senza effettuare l'accesso a root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udo apt-get autoremove</text:p>
          </table:table-cell>
          <table:table-cell table:style-name="ce103" office:value-type="string" calcext:value-type="string">
            <text:p>To remove dependencies of a package that has just been removed, so we are not interested in them any longer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udo apt-get install &lt;package&gt;</text:p>
          </table:table-cell>
          <table:table-cell table:style-name="ce103" office:value-type="string" calcext:value-type="string">
            <text:p>To install a package or a program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udo apt-get install purge &lt;package&gt;</text:p>
          </table:table-cell>
          <table:table-cell table:style-name="ce103" office:value-type="string" calcext:value-type="string">
            <text:p>To remove everything regarding an application, leaving just the dependencie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sudo apt-get install remove &lt;package&gt;</text:p>
          </table:table-cell>
          <table:table-cell table:style-name="ce103" office:value-type="string" calcext:value-type="string">
            <text:p>To remove just the binaries of an application, leaving configuration or data files and dependencies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ail –f &lt;new.txt&gt;</text:p>
          </table:table-cell>
          <table:table-cell table:style-name="ce105" office:value-type="string" calcext:value-type="string">
            <text:p><text:s text:c="2"/>displays the contents of a file as it grows, starting with the last 10 lines. ctrl-c to quit.</text:p>
          </table:table-cell>
          <table:table-cell table:number-columns-repeated="1022"/>
        </table:table-row>
        <table:table-row table:style-name="ro5">
          <table:table-cell table:style-name="ce133" office:value-type="string" calcext:value-type="string">
            <text:p>tail &lt;file_name&gt; -n &lt;k&gt;</text:p>
          </table:table-cell>
          <table:table-cell table:style-name="ce102" office:value-type="string" calcext:value-type="string">
            <text:p>To extract the k-th line from a file starting from the end</text:p>
          </table:table-cell>
          <table:table-cell table:number-columns-repeated="1022"/>
        </table:table-row>
        <table:table-row table:style-name="ro5">
          <table:table-cell table:style-name="ce104" office:value-type="string" calcext:value-type="string">
            <text:p>tail &lt;new.txt&gt;</text:p>
          </table:table-cell>
          <table:table-cell table:style-name="ce105" office:value-type="string" calcext:value-type="string">
            <text:p><text:s text:c="2"/>displays last 10 lines of new.txt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tar -xvf &lt;archive.tar&gt;</text:p>
          </table:table-cell>
          <table:table-cell table:style-name="ce102" office:value-type="string" calcext:value-type="string">
            <text:p>To extract files from a .tar archive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ar -zcf &lt;dir.tgz&gt; &lt;dir&gt;</text:p>
          </table:table-cell>
          <table:table-cell table:style-name="ce105" office:value-type="string" calcext:value-type="string">
            <text:p><text:s text:c="2"/>this creates a compressed archive called dir.tgz that contains all the files and directory structure of dir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ar -zxf &lt;archive.tgz&gt;</text:p>
          </table:table-cell>
          <table:table-cell table:style-name="ce105" office:value-type="string" calcext:value-type="string">
            <text:p><text:s text:c="2"/>this will extract the contents of the archive called archive.tgz. kind of like unzipping a zipfile. <text:s/>***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ime &lt;anycommand&gt;</text:p>
          </table:table-cell>
          <table:table-cell table:style-name="ce105" office:value-type="string" calcext:value-type="string">
            <text:p><text:s text:c="2"/>runs anycommand, timing how long it takes, and displays that time to the screen <text:s/>after completing anycommand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top</text:p>
          </table:table-cell>
          <table:table-cell table:style-name="ce105" office:value-type="string" calcext:value-type="string">
            <text:p><text:s/>displays all the processes running on the machine, and shows available resources</text:p>
          </table:table-cell>
          <table:table-cell table:number-columns-repeated="1022"/>
        </table:table-row>
        <table:table-row table:style-name="ro5">
          <table:table-cell table:style-name="ce128" office:value-type="string" calcext:value-type="string">
            <text:p>touch &lt;myfile&gt;</text:p>
          </table:table-cell>
          <table:table-cell table:style-name="ce105" office:value-type="string" calcext:value-type="string">
            <text:p><text:s/>creates a file called myfile. updates the timestamp on the file if it already exists, without modifying its contents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type &lt;command&gt;</text:p>
          </table:table-cell>
          <table:table-cell table:style-name="ce103" office:value-type="string" calcext:value-type="string">
            <text:p>To get info about a command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ulimit -c unlimited</text:p>
          </table:table-cell>
          <table:table-cell table:style-name="ce103" office:value-type="string" calcext:value-type="string">
            <text:p>Whenever a program aborts, a core dump is generated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mask &lt;0-7,0-7,0-7&gt;</text:p>
          </table:table-cell>
          <table:table-cell table:style-name="ce107" office:value-type="string" calcext:value-type="string">
            <text:p>Serve per settare i diritti con cui vengono creati i file (0 = tutto concesso, 7 = tutto negato) --&gt; Setto in realtà il duale dei diritti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unalias &lt;alias&gt;</text:p>
          </table:table-cell>
          <table:table-cell table:style-name="ce113" office:value-type="string" calcext:value-type="string">
            <text:p>Per eliminare un alias (non penso sia molto utile...)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uname</text:p>
          </table:table-cell>
          <table:table-cell table:style-name="ce113" office:value-type="string" calcext:value-type="string">
            <text:p>Variabile che contiene OS + tipo di CPU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unset NOME_VARIABILE</text:p>
          </table:table-cell>
          <table:table-cell table:style-name="ce113" office:value-type="string" calcext:value-type="string">
            <text:p>Consente di cancellare una variabile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nzip &lt;nome_file&gt;.zip</text:p>
          </table:table-cell>
          <table:table-cell table:style-name="ce107" office:value-type="string" calcext:value-type="string">
            <text:p>Per estrarre un archivio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nzip &lt;nome_file&gt;.zip -d &lt;nome_cartella&gt;</text:p>
          </table:table-cell>
          <table:table-cell table:style-name="ce107" office:value-type="string" calcext:value-type="string">
            <text:p>Per estrarre un archivio e porlo in una cartella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uptime</text:p>
          </table:table-cell>
          <table:table-cell table:style-name="ce112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sermod -l &lt;nuovo_nome_utente&gt; &lt;vecchio_nome_utente&gt;</text:p>
          </table:table-cell>
          <table:table-cell table:style-name="ce107" office:value-type="string" calcext:value-type="string">
            <text:p>Per modificare il nome di un utente (è necessario avere i diritti di root per eseguire questo comando)</text:p>
          </table:table-cell>
          <table:table-cell table:number-columns-repeated="1022"/>
        </table:table-row>
        <table:table-row table:style-name="ro5">
          <table:table-cell table:style-name="ce108" office:value-type="string" calcext:value-type="string">
            <text:p>users</text:p>
          </table:table-cell>
          <table:table-cell table:style-name="ce107" office:value-type="string" calcext:value-type="string">
            <text:p>Mostra i nomi degli utenti del pc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Var=”$1”</text:p>
          </table:table-cell>
          <table:table-cell table:style-name="ce102" office:value-type="string" calcext:value-type="string">
            <text:p>To read the first input argument in a bash script (trivial extension to any input argument position)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var=var1” “var2</text:p>
          </table:table-cell>
          <table:table-cell table:style-name="ce102" office:value-type="string" calcext:value-type="string">
            <text:p>To concatenate variables (as in a Makefile)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w</text:p>
          </table:table-cell>
          <table:table-cell table:style-name="ce112" office:value-type="string" calcext:value-type="string">
            <text:p>Controllo della CPU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wc -l &lt;files&gt;</text:p>
          </table:table-cell>
          <table:table-cell table:style-name="ce94" office:value-type="string" calcext:value-type="string">
            <text:p>Print the number of lines for each file and in total</text:p>
          </table:table-cell>
          <table:table-cell table:number-columns-repeated="1022"/>
        </table:table-row>
        <table:table-row table:style-name="ro5">
          <table:table-cell table:style-name="ce99" office:value-type="string" calcext:value-type="string">
            <text:p>wc &lt;file&gt;</text:p>
          </table:table-cell>
          <table:table-cell table:style-name="ce103" office:value-type="string" calcext:value-type="string">
            <text:p>Prints newline, word and bytes count for &lt;file&gt;</text:p>
          </table:table-cell>
          <table:table-cell table:number-columns-repeated="1022"/>
        </table:table-row>
        <table:table-row table:style-name="ro5">
          <table:table-cell table:style-name="ce98" office:value-type="string" calcext:value-type="string">
            <text:p>wget &lt;URL&gt;</text:p>
          </table:table-cell>
          <table:table-cell table:style-name="ce102" office:value-type="string" calcext:value-type="string">
            <text:p>To download a package from web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which &lt;nome_comando&gt;</text:p>
          </table:table-cell>
          <table:table-cell table:style-name="ce113" office:value-type="string" calcext:value-type="string">
            <text:p>Per sapere dove si trova il comando che invoco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who</text:p>
          </table:table-cell>
          <table:table-cell table:style-name="ce113" office:value-type="string" calcext:value-type="string">
            <text:p>Variabile che contiene chi è collegato insieme a me</text:p>
          </table:table-cell>
          <table:table-cell table:number-columns-repeated="1022"/>
        </table:table-row>
        <table:table-row table:style-name="ro5">
          <table:table-cell table:style-name="ce109" office:value-type="string" calcext:value-type="string">
            <text:p>whoami</text:p>
          </table:table-cell>
          <table:table-cell table:style-name="ce113" office:value-type="string" calcext:value-type="string">
            <text:p>Variabile che contiene il login name</text:p>
          </table:table-cell>
          <table:table-cell table:number-columns-repeated="1022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grant" table:style-name="ta3">
        <table:table-column table:style-name="co4" table:default-cell-style-name="ce2"/>
        <table:table-column table:style-name="co5" table:default-cell-style-name="ce2"/>
        <table:table-column table:style-name="co3" table:number-columns-repeated="1022" table:default-cell-style-name="ce2"/>
        <table:table-row table:style-name="ro2">
          <table:table-cell table:style-name="ce6" office:value-type="string" calcext:value-type="string">
            <text:p>Istruzione</text:p>
          </table:table-cell>
          <table:table-cell table:style-name="ce6" office:value-type="string" calcext:value-type="string">
            <text:p>Spiegazio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--provision</text:p>
          </table:table-cell>
          <table:table-cell table:style-name="ce27" office:value-type="string" calcext:value-type="string">
            <text:p>Flag (e.g. for <text:span text:style-name="T1">vagrant up </text:span>or <text:span text:style-name="T1">vagrant reload</text:span>) to force provisioning → provisioning is usually performed just the first time vagrant up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bootstrap.sh</text:p>
          </table:table-cell>
          <table:table-cell table:style-name="ce27" office:value-type="string" calcext:value-type="string">
            <text:p>File needed for provisioning (it’s a provisioner) → it specifies some extra packages that needs to be installed, they are installed the first time <text:span text:style-name="T1">vagrant up</text:span> is run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box = “&lt;namespace&gt;/&lt;boxname&gt;”</text:p>
          </table:table-cell>
          <table:table-cell table:style-name="ce27" office:value-type="string" calcext:value-type="string">
            <text:p>In the vagrantfile, to specify the box to use (see <text:span text:style-name="T1">vagrant add box</text:span>) → for us: config.vm.box = "debian/jessie64"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config.vm.provision :shell, path: "&lt;bootstrap_file&gt;.sh"</text:p>
          </table:table-cell>
          <table:table-cell table:style-name="ce27" office:value-type="string" calcext:value-type="string">
            <text:p>In the vagrantfile, to specify a provisioner (see <text:span text:style-name="T1">vagrant provision</text:span>, <text:span text:style-name="T1">--provision</text:span>) → for us: config.vm.provision :shell, path: "Vagrant_bootstrap.sh"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config.vm.synced_folder “host_folder”, “guest_folder”</text:p>
          </table:table-cell>
          <table:table-cell table:style-name="ce27" office:value-type="string" calcext:value-type="string">
            <text:p>In the vagrantfile, to make one folder in the guest to be synced with one in the host → for host_folder, the path can be relative to the root folder → root folder is kept sync by default → for us: config.vm.synced_folder "../gridtools", "/home/vagrant/gridtools"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Ctrl + D</text:p>
          </table:table-cell>
          <table:table-cell table:style-name="ce27" office:value-type="string" calcext:value-type="string">
            <text:p>To exit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source venv/bin/activate</text:p>
          </table:table-cell>
          <table:table-cell table:style-name="ce27" office:value-type="string" calcext:value-type="string">
            <text:p>To start the virtual environment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add box &lt;namespace&gt;/&lt;boxname&gt;</text:p>
          </table:table-cell>
          <table:table-cell table:style-name="ce27" office:value-type="string" calcext:value-type="string">
            <text:p>To add a box i.e. a base image that will be cloned to create the virtual machine → for more boxes, look at https://atlas.hashicorp.com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destroy</text:p>
          </table:table-cell>
          <table:table-cell table:style-name="ce27" office:value-type="string" calcext:value-type="string">
            <text:p>To destroy the virtual machine → <text:span text:style-name="T3">BE CAREFUL!!!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halt</text:p>
          </table:table-cell>
          <table:table-cell table:style-name="ce27" office:value-type="string" calcext:value-type="string">
            <text:p>To shutdown the virtual machine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init</text:p>
          </table:table-cell>
          <table:table-cell table:style-name="ce27" office:value-type="string" calcext:value-type="string">
            <text:p>To set the current directory as root directory for virtual environment → it generates the vagrantfile (that needs to be modified)</text:p>
          </table:table-cell>
          <table:table-cell table:number-columns-repeated="1022"/>
        </table:table-row>
        <table:table-row table:style-name="ro3">
          <table:table-cell table:style-name="ce28" office:value-type="string" calcext:value-type="string">
            <text:p>vagrant plugin install vagrant-vbguest</text:p>
          </table:table-cell>
          <table:table-cell table:style-name="ce27" office:value-type="string" calcext:value-type="string">
            <text:p>To install the vbguest plugin → it allows to directly install host’s VirtualBox Guest Additions to the guest → necessary to enable folder synchronization using Virtual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provision</text:p>
          </table:table-cell>
          <table:table-cell table:style-name="ce27" office:value-type="string" calcext:value-type="string">
            <text:p>To run provisioners (see <text:span text:style-name="T1">bootstrap.sh</text:span>)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load</text:p>
          </table:table-cell>
          <table:table-cell table:style-name="ce27" office:value-type="string" calcext:value-type="string">
            <text:p>Equivalent to <text:span text:style-name="T1">vagrant halt </text:span>followed by <text:span text:style-name="T1">vagrant up</text:span>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remove box &lt;namespace&gt;/&lt;boxname&gt;</text:p>
          </table:table-cell>
          <table:table-cell table:style-name="ce27" office:value-type="string" calcext:value-type="string">
            <text:p>To remove a box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sh</text:p>
          </table:table-cell>
          <table:table-cell table:style-name="ce27" office:value-type="string" calcext:value-type="string">
            <text:p>To login the virtual machine</text:p>
          </table:table-cell>
          <table:table-cell table:number-columns-repeated="1022"/>
        </table:table-row>
        <table:table-row table:style-name="ro2">
          <table:table-cell table:style-name="ce28" office:value-type="string" calcext:value-type="string">
            <text:p>vagrant status</text:p>
          </table:table-cell>
          <table:table-cell table:style-name="ce27" office:value-type="string" calcext:value-type="string">
            <text:p>To check the status of the virtual machine</text:p>
          </table:table-cell>
          <table:table-cell table:number-columns-repeated="1022"/>
        </table:table-row>
        <table:table-row table:style-name="ro4">
          <table:table-cell table:style-name="ce28" office:value-type="string" calcext:value-type="string">
            <text:p>vagrant up</text:p>
          </table:table-cell>
          <table:table-cell table:style-name="ce27" office:value-type="string" calcext:value-type="string">
            <text:p>To start the virtual machine → No GUI! → it has to be run in the root directory, i.e. Desktop/vagrant (not Desktop/gridtools) → root directory is synced each time vagrant up is run, so potentially lose of data if it is modified simultaneously inside and outside the virtual machine</text:p>
          </table:table-cell>
          <table:table-cell table:number-columns-repeated="1022"/>
        </table:table-row>
        <table:table-row table:style-name="ro1" table:number-rows-repeated="32">
          <table:table-cell table:style-name="ce28" table:number-columns-repeated="2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.A1:C.B27">
          <table:sort>
            <table:sort-by table:field-number="0" table:data-type="automatic"/>
          </table:sort>
        </table:database-range>
        <table:database-range table:name="__Anonymous_Sheet_DB__1" table:target-range-address="'Cluster-EPFL'.A1:'Cluster-EPFL'.B42">
          <table:sort>
            <table:sort-by table:field-number="0" table:data-type="automatic"/>
          </table:sort>
        </table:database-range>
        <table:database-range table:name="__Anonymous_Sheet_DB__2" table:target-range-address="'Cluster-PoliMi'.A1:'Cluster-PoliMi'.B31">
          <table:sort>
            <table:sort-by table:field-number="0" table:data-type="automatic"/>
          </table:sort>
        </table:database-range>
        <table:database-range table:name="__Anonymous_Sheet_DB__3" table:target-range-address="Compilazione.A1:Compilazione.B50">
          <table:sort>
            <table:sort-by table:field-number="0" table:data-type="automatic"/>
          </table:sort>
        </table:database-range>
        <table:database-range table:name="__Anonymous_Sheet_DB__4" table:target-range-address="'gdb-valgrind-gprof-scorep'.A1:'gdb-valgrind-gprof-scorep'.B21">
          <table:sort>
            <table:sort-by table:field-number="0" table:data-type="automatic"/>
          </table:sort>
        </table:database-range>
        <table:database-range table:name="__Anonymous_Sheet_DB__5" table:target-range-address="GetPot.A1:GetPot.B25">
          <table:sort>
            <table:sort-by table:field-number="0" table:data-type="automatic"/>
          </table:sort>
        </table:database-range>
        <table:database-range table:name="__Anonymous_Sheet_DB__6" table:target-range-address="Git.A1:Git.B63">
          <table:sort>
            <table:sort-by table:field-number="0" table:data-type="automatic"/>
          </table:sort>
        </table:database-range>
        <table:database-range table:name="__Anonymous_Sheet_DB__10" table:target-range-address="Makefile.A1:Makefile.B48">
          <table:sort>
            <table:sort-by table:field-number="0" table:data-type="automatic"/>
          </table:sort>
        </table:database-range>
        <table:database-range table:name="__Anonymous_Sheet_DB__11" table:target-range-address="MPI.A1:MPI.B34">
          <table:sort>
            <table:sort-by table:field-number="0" table:data-type="automatic"/>
          </table:sort>
        </table:database-range>
        <table:database-range table:name="__Anonymous_Sheet_DB__12" table:target-range-address="muParser.A1:muParser.B23">
          <table:sort>
            <table:sort-by table:field-number="0" table:data-type="automatic"/>
          </table:sort>
        </table:database-range>
        <table:database-range table:name="__Anonymous_Sheet_DB__13" table:target-range-address="R.A1:R.B33">
          <table:sort>
            <table:sort-by table:field-number="0" table:data-type="automatic"/>
          </table:sort>
        </table:database-range>
        <table:database-range table:name="__Anonymous_Sheet_DB__14" table:target-range-address="Shell.A1:Shell.B163">
          <table:sort>
            <table:sort-by table:field-number="0" table:data-type="automatic"/>
          </table:sort>
        </table:database-range>
        <table:database-range table:name="__Anonymous_Sheet_DB__15" table:target-range-address="vagrant.A1:vagrant.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-page-order="ltr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3:43:55.774787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6-11-15T13:44:52.847152249</dc:date>
    <meta:editing-cycles>169</meta:editing-cycles>
    <meta:editing-duration>PT23H16M51S</meta:editing-duration>
    <meta:document-statistic meta:table-count="16" meta:cell-count="130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